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OpenSans" svg:font-family="OpenSa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4.8pt"/>
    </style:style>
    <style:style style:name="co3" style:family="table-column">
      <style:table-column-properties fo:break-before="auto" style:column-width="107.21pt"/>
    </style:style>
    <style:style style:name="co4" style:family="table-column">
      <style:table-column-properties fo:break-before="auto" style:column-width="95.19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206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61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OpenSans" fo:font-size="11pt" fo:font-style="normal" fo:text-shadow="none" style:text-underline-style="none" fo:font-weight="normal" style:font-size-asian="11pt" style:font-style-asian="normal" style:font-weight-asian="normal" style:font-name-complex="OpenSans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TimeSte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[Years]</text:p>
          </table:table-cell>
          <table:table-cell/>
          <table:table-cell table:style-name="ce1" office:value-type="string" calcext:value-type="string">
            <text:p>Albedo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string" calcext:value-type="string">
            <text:p>[ ]</text:p>
          </table:table-cell>
          <table:table-cell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ce1" office:value-type="string" calcext:value-type="string">
            <text:p>Water Depth 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string" calcext:value-type="string">
            <text:p>[Meters]</text:p>
          </table:table-cell>
          <table:table-cell/>
          <table:table-cell table:style-name="ce1" office:value-type="string" calcext:value-type="string">
            <text:p>Epsil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 ]</text:p>
          </table:table-cell>
          <table:table-cell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string" calcext:value-type="string">
            <text:p>[Watts/m2]</text:p>
          </table:table-cell>
          <table:table-cell/>
          <table:table-cell table:style-name="ce1" office:value-type="string" calcext:value-type="string">
            <text:p>Sigma</text:p>
          </table:table-cell>
          <table:table-cell table:style-name="ce6" office:value-type="float" office:value="0.0000000567" calcext:value-type="float">
            <text:p>5.67E-08</text:p>
          </table:table-cell>
          <table:table-cell table:style-name="ce2" office:value-type="string" calcext:value-type="string">
            <text:p>[W/m2 K4]</text:p>
          </table:table-cell>
          <table:table-cell/>
          <table:table-cell table:style-name="ce8"/>
          <table:table-cell table:number-columns-repeated="1015"/>
        </table:table-row>
        <table:table-row table:style-name="ro1">
          <table:table-cell table:style-name="ce1" office:value-type="string" calcext:value-type="string">
            <text:p>Heat Capacity</text:p>
          </table:table-cell>
          <table:table-cell table:style-name="ce3" table:formula="of:=[.B2]*4200000" office:value-type="float" office:value="16800000000" calcext:value-type="float">
            <text:p>16800000000</text:p>
          </table:table-cell>
          <table:table-cell table:style-name="ce2" office:value-type="string" calcext:value-type="string">
            <text:p>[J/m2]</text:p>
          </table:table-cell>
          <table:table-cell/>
          <table:table-cell table:style-name="ce1"/>
          <table:table-cell table:number-columns-repeated="3"/>
          <table:table-cell table:style-name="ce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Temperature</text:p>
          </table:table-cell>
          <table:table-cell table:style-name="ce1" office:value-type="string" calcext:value-type="string">
            <text:p>Heat content</text:p>
          </table:table-cell>
          <table:table-cell table:style-name="ce1" office:value-type="string" calcext:value-type="string">
            <text:p>Heat in</text:p>
          </table:table-cell>
          <table:table-cell table:style-name="ce1" office:value-type="string" calcext:value-type="string">
            <text:p>Heat out</text:p>
          </table:table-cell>
          <table:table-cell>
            <draw:frame table:end-cell-address="Tabellenblatt1.L32" table:end-x="7.68pt" table:end-y="11.96pt" draw:z-index="0" draw:name="Chart 1" draw:style-name="gr1" draw:text-style-name="P1" svg:width="560.98pt" svg:height="406.46pt" svg:x="57pt" svg:y="15pt">
              <draw:object draw:notify-on-update-of-ranges="Tabellenblatt1.A8:Tabellenblatt1.A59 Tabellenblatt1.B6:Tabellenblatt1.B7 Tabellenblatt1.B8:Tabellenblatt1.B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[Years]</text:p>
          </table:table-cell>
          <table:table-cell table:style-name="ce2" office:value-type="string" calcext:value-type="string">
            <text:p>[K]</text:p>
          </table:table-cell>
          <table:table-cell table:style-name="ce2" office:value-type="string" calcext:value-type="string">
            <text:p>[J/m2]</text:p>
          </table:table-cell>
          <table:table-cell table:number-columns-repeated="2" table:style-name="ce2" office:value-type="string" calcext:value-type="string">
            <text:p>[Watts/m2]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00" calcext:value-type="float">
            <text:p>400</text:p>
          </table:table-cell>
          <table:table-cell table:style-name="ce6" table:formula="of:=([.B4]*[.B8])+([.D8]-[.E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]+[.$B$1]" office:value-type="float" office:value="10" calcext:value-type="float">
            <text:p>10</text:p>
          </table:table-cell>
          <table:table-cell table:style-name="ce5" table:formula="of:=[.C8]/[.$B$4]" office:value-type="string" office:string-value="" calcext:value-type="error">
            <text:p>#NAME?</text:p>
          </table:table-cell>
          <table:table-cell table:style-name="ce7" table:formula="of:=[.C8]+([.D9]-[.E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]+[.$B$1]" office:value-type="float" office:value="20" calcext:value-type="float">
            <text:p>20</text:p>
          </table:table-cell>
          <table:table-cell table:style-name="ce5" table:formula="of:=[.C9]/[.$B$4]" office:value-type="string" office:string-value="" calcext:value-type="error">
            <text:p>#NAME?</text:p>
          </table:table-cell>
          <table:table-cell table:style-name="ce7" table:formula="of:=[.C9]+([.D10]-[.E1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]+[.$B$1]" office:value-type="float" office:value="30" calcext:value-type="float">
            <text:p>30</text:p>
          </table:table-cell>
          <table:table-cell table:style-name="ce5" table:formula="of:=[.C10]/[.$B$4]" office:value-type="string" office:string-value="" calcext:value-type="error">
            <text:p>#NAME?</text:p>
          </table:table-cell>
          <table:table-cell table:style-name="ce7" table:formula="of:=[.C10]+([.D11]-[.E1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]+[.$B$1]" office:value-type="float" office:value="40" calcext:value-type="float">
            <text:p>40</text:p>
          </table:table-cell>
          <table:table-cell table:style-name="ce5" table:formula="of:=[.C11]/[.$B$4]" office:value-type="string" office:string-value="" calcext:value-type="error">
            <text:p>#NAME?</text:p>
          </table:table-cell>
          <table:table-cell table:style-name="ce7" table:formula="of:=[.C11]+([.D12]-[.E1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]+[.$B$1]" office:value-type="float" office:value="50" calcext:value-type="float">
            <text:p>50</text:p>
          </table:table-cell>
          <table:table-cell table:style-name="ce5" table:formula="of:=[.C12]/[.$B$4]" office:value-type="string" office:string-value="" calcext:value-type="error">
            <text:p>#NAME?</text:p>
          </table:table-cell>
          <table:table-cell table:style-name="ce7" table:formula="of:=[.C12]+([.D13]-[.E1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]+[.$B$1]" office:value-type="float" office:value="60" calcext:value-type="float">
            <text:p>60</text:p>
          </table:table-cell>
          <table:table-cell table:style-name="ce5" table:formula="of:=[.C13]/[.$B$4]" office:value-type="string" office:string-value="" calcext:value-type="error">
            <text:p>#NAME?</text:p>
          </table:table-cell>
          <table:table-cell table:style-name="ce7" table:formula="of:=[.C13]+([.D14]-[.E1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]+[.$B$1]" office:value-type="float" office:value="70" calcext:value-type="float">
            <text:p>70</text:p>
          </table:table-cell>
          <table:table-cell table:style-name="ce5" table:formula="of:=[.C14]/[.$B$4]" office:value-type="string" office:string-value="" calcext:value-type="error">
            <text:p>#NAME?</text:p>
          </table:table-cell>
          <table:table-cell table:style-name="ce7" table:formula="of:=[.C14]+([.D15]-[.E1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]+[.$B$1]" office:value-type="float" office:value="80" calcext:value-type="float">
            <text:p>80</text:p>
          </table:table-cell>
          <table:table-cell table:style-name="ce5" table:formula="of:=[.C15]/[.$B$4]" office:value-type="string" office:string-value="" calcext:value-type="error">
            <text:p>#NAME?</text:p>
          </table:table-cell>
          <table:table-cell table:style-name="ce7" table:formula="of:=[.C15]+([.D16]-[.E1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]+[.$B$1]" office:value-type="float" office:value="90" calcext:value-type="float">
            <text:p>90</text:p>
          </table:table-cell>
          <table:table-cell table:style-name="ce5" table:formula="of:=[.C16]/[.$B$4]" office:value-type="string" office:string-value="" calcext:value-type="error">
            <text:p>#NAME?</text:p>
          </table:table-cell>
          <table:table-cell table:style-name="ce7" table:formula="of:=[.C16]+([.D17]-[.E1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]+[.$B$1]" office:value-type="float" office:value="100" calcext:value-type="float">
            <text:p>100</text:p>
          </table:table-cell>
          <table:table-cell table:style-name="ce5" table:formula="of:=[.C17]/[.$B$4]" office:value-type="string" office:string-value="" calcext:value-type="error">
            <text:p>#NAME?</text:p>
          </table:table-cell>
          <table:table-cell table:style-name="ce7" table:formula="of:=[.C17]+([.D18]-[.E1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]+[.$B$1]" office:value-type="float" office:value="110" calcext:value-type="float">
            <text:p>110</text:p>
          </table:table-cell>
          <table:table-cell table:style-name="ce5" table:formula="of:=[.C18]/[.$B$4]" office:value-type="string" office:string-value="" calcext:value-type="error">
            <text:p>#NAME?</text:p>
          </table:table-cell>
          <table:table-cell table:style-name="ce7" table:formula="of:=[.C18]+([.D19]-[.E1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]+[.$B$1]" office:value-type="float" office:value="120" calcext:value-type="float">
            <text:p>120</text:p>
          </table:table-cell>
          <table:table-cell table:style-name="ce5" table:formula="of:=[.C19]/[.$B$4]" office:value-type="string" office:string-value="" calcext:value-type="error">
            <text:p>#NAME?</text:p>
          </table:table-cell>
          <table:table-cell table:style-name="ce7" table:formula="of:=[.C19]+([.D20]-[.E2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]+[.$B$1]" office:value-type="float" office:value="130" calcext:value-type="float">
            <text:p>130</text:p>
          </table:table-cell>
          <table:table-cell table:style-name="ce5" table:formula="of:=[.C20]/[.$B$4]" office:value-type="string" office:string-value="" calcext:value-type="error">
            <text:p>#NAME?</text:p>
          </table:table-cell>
          <table:table-cell table:style-name="ce7" table:formula="of:=[.C20]+([.D21]-[.E2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1]+[.$B$1]" office:value-type="float" office:value="140" calcext:value-type="float">
            <text:p>140</text:p>
          </table:table-cell>
          <table:table-cell table:style-name="ce5" table:formula="of:=[.C21]/[.$B$4]" office:value-type="string" office:string-value="" calcext:value-type="error">
            <text:p>#NAME?</text:p>
          </table:table-cell>
          <table:table-cell table:style-name="ce7" table:formula="of:=[.C21]+([.D22]-[.E2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2]+[.$B$1]" office:value-type="float" office:value="150" calcext:value-type="float">
            <text:p>150</text:p>
          </table:table-cell>
          <table:table-cell table:style-name="ce5" table:formula="of:=[.C22]/[.$B$4]" office:value-type="string" office:string-value="" calcext:value-type="error">
            <text:p>#NAME?</text:p>
          </table:table-cell>
          <table:table-cell table:style-name="ce7" table:formula="of:=[.C22]+([.D23]-[.E2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3]+[.$B$1]" office:value-type="float" office:value="160" calcext:value-type="float">
            <text:p>160</text:p>
          </table:table-cell>
          <table:table-cell table:style-name="ce5" table:formula="of:=[.C23]/[.$B$4]" office:value-type="string" office:string-value="" calcext:value-type="error">
            <text:p>#NAME?</text:p>
          </table:table-cell>
          <table:table-cell table:style-name="ce7" table:formula="of:=[.C23]+([.D24]-[.E2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4]+[.$B$1]" office:value-type="float" office:value="170" calcext:value-type="float">
            <text:p>170</text:p>
          </table:table-cell>
          <table:table-cell table:style-name="ce5" table:formula="of:=[.C24]/[.$B$4]" office:value-type="string" office:string-value="" calcext:value-type="error">
            <text:p>#NAME?</text:p>
          </table:table-cell>
          <table:table-cell table:style-name="ce7" table:formula="of:=[.C24]+([.D25]-[.E2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5]+[.$B$1]" office:value-type="float" office:value="180" calcext:value-type="float">
            <text:p>180</text:p>
          </table:table-cell>
          <table:table-cell table:style-name="ce5" table:formula="of:=[.C25]/[.$B$4]" office:value-type="string" office:string-value="" calcext:value-type="error">
            <text:p>#NAME?</text:p>
          </table:table-cell>
          <table:table-cell table:style-name="ce7" table:formula="of:=[.C25]+([.D26]-[.E2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6]+[.$B$1]" office:value-type="float" office:value="190" calcext:value-type="float">
            <text:p>190</text:p>
          </table:table-cell>
          <table:table-cell table:style-name="ce5" table:formula="of:=[.C26]/[.$B$4]" office:value-type="string" office:string-value="" calcext:value-type="error">
            <text:p>#NAME?</text:p>
          </table:table-cell>
          <table:table-cell table:style-name="ce7" table:formula="of:=[.C26]+([.D27]-[.E2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7]+[.$B$1]" office:value-type="float" office:value="200" calcext:value-type="float">
            <text:p>200</text:p>
          </table:table-cell>
          <table:table-cell table:style-name="ce5" table:formula="of:=[.C27]/[.$B$4]" office:value-type="string" office:string-value="" calcext:value-type="error">
            <text:p>#NAME?</text:p>
          </table:table-cell>
          <table:table-cell table:style-name="ce7" table:formula="of:=[.C27]+([.D28]-[.E2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8]+[.$B$1]" office:value-type="float" office:value="210" calcext:value-type="float">
            <text:p>210</text:p>
          </table:table-cell>
          <table:table-cell table:style-name="ce5" table:formula="of:=[.C28]/[.$B$4]" office:value-type="string" office:string-value="" calcext:value-type="error">
            <text:p>#NAME?</text:p>
          </table:table-cell>
          <table:table-cell table:style-name="ce7" table:formula="of:=[.C28]+([.D29]-[.E2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9]+[.$B$1]" office:value-type="float" office:value="220" calcext:value-type="float">
            <text:p>220</text:p>
          </table:table-cell>
          <table:table-cell table:style-name="ce5" table:formula="of:=[.C29]/[.$B$4]" office:value-type="string" office:string-value="" calcext:value-type="error">
            <text:p>#NAME?</text:p>
          </table:table-cell>
          <table:table-cell table:style-name="ce7" table:formula="of:=[.C29]+([.D30]-[.E3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3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0]+[.$B$1]" office:value-type="float" office:value="230" calcext:value-type="float">
            <text:p>230</text:p>
          </table:table-cell>
          <table:table-cell table:style-name="ce5" table:formula="of:=[.C30]/[.$B$4]" office:value-type="string" office:string-value="" calcext:value-type="error">
            <text:p>#NAME?</text:p>
          </table:table-cell>
          <table:table-cell table:style-name="ce7" table:formula="of:=[.C30]+([.D31]-[.E3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3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1]+[.$B$1]" office:value-type="float" office:value="240" calcext:value-type="float">
            <text:p>240</text:p>
          </table:table-cell>
          <table:table-cell table:style-name="ce5" table:formula="of:=[.C31]/[.$B$4]" office:value-type="string" office:string-value="" calcext:value-type="error">
            <text:p>#NAME?</text:p>
          </table:table-cell>
          <table:table-cell table:style-name="ce7" table:formula="of:=[.C31]+([.D32]-[.E3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3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2]+[.$B$1]" office:value-type="float" office:value="250" calcext:value-type="float">
            <text:p>250</text:p>
          </table:table-cell>
          <table:table-cell table:style-name="ce5" table:formula="of:=[.C32]/[.$B$4]" office:value-type="string" office:string-value="" calcext:value-type="error">
            <text:p>#NAME?</text:p>
          </table:table-cell>
          <table:table-cell table:style-name="ce7" table:formula="of:=[.C32]+([.D33]-[.E3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3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3]+[.$B$1]" office:value-type="float" office:value="260" calcext:value-type="float">
            <text:p>260</text:p>
          </table:table-cell>
          <table:table-cell table:style-name="ce5" table:formula="of:=[.C33]/[.$B$4]" office:value-type="string" office:string-value="" calcext:value-type="error">
            <text:p>#NAME?</text:p>
          </table:table-cell>
          <table:table-cell table:style-name="ce7" table:formula="of:=[.C33]+([.D34]-[.E3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3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4]+[.$B$1]" office:value-type="float" office:value="270" calcext:value-type="float">
            <text:p>270</text:p>
          </table:table-cell>
          <table:table-cell table:style-name="ce5" table:formula="of:=[.C34]/[.$B$4]" office:value-type="string" office:string-value="" calcext:value-type="error">
            <text:p>#NAME?</text:p>
          </table:table-cell>
          <table:table-cell table:style-name="ce7" table:formula="of:=[.C34]+([.D35]-[.E3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3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5]+[.$B$1]" office:value-type="float" office:value="280" calcext:value-type="float">
            <text:p>280</text:p>
          </table:table-cell>
          <table:table-cell table:style-name="ce5" table:formula="of:=[.C35]/[.$B$4]" office:value-type="string" office:string-value="" calcext:value-type="error">
            <text:p>#NAME?</text:p>
          </table:table-cell>
          <table:table-cell table:style-name="ce7" table:formula="of:=[.C35]+([.D36]-[.E3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3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6]+[.$B$1]" office:value-type="float" office:value="290" calcext:value-type="float">
            <text:p>290</text:p>
          </table:table-cell>
          <table:table-cell table:style-name="ce5" table:formula="of:=[.C36]/[.$B$4]" office:value-type="string" office:string-value="" calcext:value-type="error">
            <text:p>#NAME?</text:p>
          </table:table-cell>
          <table:table-cell table:style-name="ce7" table:formula="of:=[.C36]+([.D37]-[.E3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3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7]+[.$B$1]" office:value-type="float" office:value="300" calcext:value-type="float">
            <text:p>300</text:p>
          </table:table-cell>
          <table:table-cell table:style-name="ce5" table:formula="of:=[.C37]/[.$B$4]" office:value-type="string" office:string-value="" calcext:value-type="error">
            <text:p>#NAME?</text:p>
          </table:table-cell>
          <table:table-cell table:style-name="ce7" table:formula="of:=[.C37]+([.D38]-[.E3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3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8]+[.$B$1]" office:value-type="float" office:value="310" calcext:value-type="float">
            <text:p>310</text:p>
          </table:table-cell>
          <table:table-cell table:style-name="ce5" table:formula="of:=[.C38]/[.$B$4]" office:value-type="string" office:string-value="" calcext:value-type="error">
            <text:p>#NAME?</text:p>
          </table:table-cell>
          <table:table-cell table:style-name="ce7" table:formula="of:=[.C38]+([.D39]-[.E3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3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39]+[.$B$1]" office:value-type="float" office:value="320" calcext:value-type="float">
            <text:p>320</text:p>
          </table:table-cell>
          <table:table-cell table:style-name="ce5" table:formula="of:=[.C39]/[.$B$4]" office:value-type="string" office:string-value="" calcext:value-type="error">
            <text:p>#NAME?</text:p>
          </table:table-cell>
          <table:table-cell table:style-name="ce7" table:formula="of:=[.C39]+([.D40]-[.E4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4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0]+[.$B$1]" office:value-type="float" office:value="330" calcext:value-type="float">
            <text:p>330</text:p>
          </table:table-cell>
          <table:table-cell table:style-name="ce5" table:formula="of:=[.C40]/[.$B$4]" office:value-type="string" office:string-value="" calcext:value-type="error">
            <text:p>#NAME?</text:p>
          </table:table-cell>
          <table:table-cell table:style-name="ce7" table:formula="of:=[.C40]+([.D41]-[.E4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4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1]+[.$B$1]" office:value-type="float" office:value="340" calcext:value-type="float">
            <text:p>340</text:p>
          </table:table-cell>
          <table:table-cell table:style-name="ce5" table:formula="of:=[.C41]/[.$B$4]" office:value-type="string" office:string-value="" calcext:value-type="error">
            <text:p>#NAME?</text:p>
          </table:table-cell>
          <table:table-cell table:style-name="ce7" table:formula="of:=[.C41]+([.D42]-[.E4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4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2]+[.$B$1]" office:value-type="float" office:value="350" calcext:value-type="float">
            <text:p>350</text:p>
          </table:table-cell>
          <table:table-cell table:style-name="ce5" table:formula="of:=[.C42]/[.$B$4]" office:value-type="string" office:string-value="" calcext:value-type="error">
            <text:p>#NAME?</text:p>
          </table:table-cell>
          <table:table-cell table:style-name="ce7" table:formula="of:=[.C42]+([.D43]-[.E4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4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3]+[.$B$1]" office:value-type="float" office:value="360" calcext:value-type="float">
            <text:p>360</text:p>
          </table:table-cell>
          <table:table-cell table:style-name="ce5" table:formula="of:=[.C43]/[.$B$4]" office:value-type="string" office:string-value="" calcext:value-type="error">
            <text:p>#NAME?</text:p>
          </table:table-cell>
          <table:table-cell table:style-name="ce7" table:formula="of:=[.C43]+([.D44]-[.E4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4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4]+[.$B$1]" office:value-type="float" office:value="370" calcext:value-type="float">
            <text:p>370</text:p>
          </table:table-cell>
          <table:table-cell table:style-name="ce5" table:formula="of:=[.C44]/[.$B$4]" office:value-type="string" office:string-value="" calcext:value-type="error">
            <text:p>#NAME?</text:p>
          </table:table-cell>
          <table:table-cell table:style-name="ce7" table:formula="of:=[.C44]+([.D45]-[.E4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4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5]+[.$B$1]" office:value-type="float" office:value="380" calcext:value-type="float">
            <text:p>380</text:p>
          </table:table-cell>
          <table:table-cell table:style-name="ce5" table:formula="of:=[.C45]/[.$B$4]" office:value-type="string" office:string-value="" calcext:value-type="error">
            <text:p>#NAME?</text:p>
          </table:table-cell>
          <table:table-cell table:style-name="ce7" table:formula="of:=[.C45]+([.D46]-[.E4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4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6]+[.$B$1]" office:value-type="float" office:value="390" calcext:value-type="float">
            <text:p>390</text:p>
          </table:table-cell>
          <table:table-cell table:style-name="ce5" table:formula="of:=[.C46]/[.$B$4]" office:value-type="string" office:string-value="" calcext:value-type="error">
            <text:p>#NAME?</text:p>
          </table:table-cell>
          <table:table-cell table:style-name="ce7" table:formula="of:=[.C46]+([.D47]-[.E4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4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7]+[.$B$1]" office:value-type="float" office:value="400" calcext:value-type="float">
            <text:p>400</text:p>
          </table:table-cell>
          <table:table-cell table:style-name="ce5" table:formula="of:=[.C47]/[.$B$4]" office:value-type="string" office:string-value="" calcext:value-type="error">
            <text:p>#NAME?</text:p>
          </table:table-cell>
          <table:table-cell table:style-name="ce7" table:formula="of:=[.C47]+([.D48]-[.E4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4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8]+[.$B$1]" office:value-type="float" office:value="410" calcext:value-type="float">
            <text:p>410</text:p>
          </table:table-cell>
          <table:table-cell table:style-name="ce5" table:formula="of:=[.C48]/[.$B$4]" office:value-type="string" office:string-value="" calcext:value-type="error">
            <text:p>#NAME?</text:p>
          </table:table-cell>
          <table:table-cell table:style-name="ce7" table:formula="of:=[.C48]+([.D49]-[.E4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4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49]+[.$B$1]" office:value-type="float" office:value="420" calcext:value-type="float">
            <text:p>420</text:p>
          </table:table-cell>
          <table:table-cell table:style-name="ce5" table:formula="of:=[.C49]/[.$B$4]" office:value-type="string" office:string-value="" calcext:value-type="error">
            <text:p>#NAME?</text:p>
          </table:table-cell>
          <table:table-cell table:style-name="ce7" table:formula="of:=[.C49]+([.D50]-[.E5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5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0]+[.$B$1]" office:value-type="float" office:value="430" calcext:value-type="float">
            <text:p>430</text:p>
          </table:table-cell>
          <table:table-cell table:style-name="ce5" table:formula="of:=[.C50]/[.$B$4]" office:value-type="string" office:string-value="" calcext:value-type="error">
            <text:p>#NAME?</text:p>
          </table:table-cell>
          <table:table-cell table:style-name="ce7" table:formula="of:=[.C50]+([.D51]-[.E5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5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1]+[.$B$1]" office:value-type="float" office:value="440" calcext:value-type="float">
            <text:p>440</text:p>
          </table:table-cell>
          <table:table-cell table:style-name="ce5" table:formula="of:=[.C51]/[.$B$4]" office:value-type="string" office:string-value="" calcext:value-type="error">
            <text:p>#NAME?</text:p>
          </table:table-cell>
          <table:table-cell table:style-name="ce7" table:formula="of:=[.C51]+([.D52]-[.E5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5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2]+[.$B$1]" office:value-type="float" office:value="450" calcext:value-type="float">
            <text:p>450</text:p>
          </table:table-cell>
          <table:table-cell table:style-name="ce5" table:formula="of:=[.C52]/[.$B$4]" office:value-type="string" office:string-value="" calcext:value-type="error">
            <text:p>#NAME?</text:p>
          </table:table-cell>
          <table:table-cell table:style-name="ce7" table:formula="of:=[.C52]+([.D53]-[.E5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5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3]+[.$B$1]" office:value-type="float" office:value="460" calcext:value-type="float">
            <text:p>460</text:p>
          </table:table-cell>
          <table:table-cell table:style-name="ce5" table:formula="of:=[.C53]/[.$B$4]" office:value-type="string" office:string-value="" calcext:value-type="error">
            <text:p>#NAME?</text:p>
          </table:table-cell>
          <table:table-cell table:style-name="ce7" table:formula="of:=[.C53]+([.D54]-[.E5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5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4]+[.$B$1]" office:value-type="float" office:value="470" calcext:value-type="float">
            <text:p>470</text:p>
          </table:table-cell>
          <table:table-cell table:style-name="ce5" table:formula="of:=[.C54]/[.$B$4]" office:value-type="string" office:string-value="" calcext:value-type="error">
            <text:p>#NAME?</text:p>
          </table:table-cell>
          <table:table-cell table:style-name="ce7" table:formula="of:=[.C54]+([.D55]-[.E5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5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5]+[.$B$1]" office:value-type="float" office:value="480" calcext:value-type="float">
            <text:p>480</text:p>
          </table:table-cell>
          <table:table-cell table:style-name="ce5" table:formula="of:=[.C55]/[.$B$4]" office:value-type="string" office:string-value="" calcext:value-type="error">
            <text:p>#NAME?</text:p>
          </table:table-cell>
          <table:table-cell table:style-name="ce7" table:formula="of:=[.C55]+([.D56]-[.E5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5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6]+[.$B$1]" office:value-type="float" office:value="490" calcext:value-type="float">
            <text:p>490</text:p>
          </table:table-cell>
          <table:table-cell table:style-name="ce5" table:formula="of:=[.C56]/[.$B$4]" office:value-type="string" office:string-value="" calcext:value-type="error">
            <text:p>#NAME?</text:p>
          </table:table-cell>
          <table:table-cell table:style-name="ce7" table:formula="of:=[.C56]+([.D57]-[.E5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5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7]+[.$B$1]" office:value-type="float" office:value="500" calcext:value-type="float">
            <text:p>500</text:p>
          </table:table-cell>
          <table:table-cell table:style-name="ce5" table:formula="of:=[.C57]/[.$B$4]" office:value-type="string" office:string-value="" calcext:value-type="error">
            <text:p>#NAME?</text:p>
          </table:table-cell>
          <table:table-cell table:style-name="ce7" table:formula="of:=[.C57]+([.D58]-[.E5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5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8]+[.$B$1]" office:value-type="float" office:value="510" calcext:value-type="float">
            <text:p>510</text:p>
          </table:table-cell>
          <table:table-cell table:style-name="ce5" table:formula="of:=[.C58]/[.$B$4]" office:value-type="string" office:string-value="" calcext:value-type="error">
            <text:p>#NAME?</text:p>
          </table:table-cell>
          <table:table-cell table:style-name="ce7" table:formula="of:=[.C58]+([.D59]-[.E5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5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59]+[.$B$1]" office:value-type="float" office:value="520" calcext:value-type="float">
            <text:p>520</text:p>
          </table:table-cell>
          <table:table-cell table:style-name="ce5" table:formula="of:=[.C59]/[.$B$4]" office:value-type="string" office:string-value="" calcext:value-type="error">
            <text:p>#NAME?</text:p>
          </table:table-cell>
          <table:table-cell table:style-name="ce7" table:formula="of:=[.C59]+([.D60]-[.E6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6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0]+[.$B$1]" office:value-type="float" office:value="530" calcext:value-type="float">
            <text:p>530</text:p>
          </table:table-cell>
          <table:table-cell table:style-name="ce5" table:formula="of:=[.C60]/[.$B$4]" office:value-type="string" office:string-value="" calcext:value-type="error">
            <text:p>#NAME?</text:p>
          </table:table-cell>
          <table:table-cell table:style-name="ce7" table:formula="of:=[.C60]+([.D61]-[.E6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6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1]+[.$B$1]" office:value-type="float" office:value="540" calcext:value-type="float">
            <text:p>540</text:p>
          </table:table-cell>
          <table:table-cell table:style-name="ce5" table:formula="of:=[.C61]/[.$B$4]" office:value-type="string" office:string-value="" calcext:value-type="error">
            <text:p>#NAME?</text:p>
          </table:table-cell>
          <table:table-cell table:style-name="ce7" table:formula="of:=[.C61]+([.D62]-[.E6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6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2]+[.$B$1]" office:value-type="float" office:value="550" calcext:value-type="float">
            <text:p>550</text:p>
          </table:table-cell>
          <table:table-cell table:style-name="ce5" table:formula="of:=[.C62]/[.$B$4]" office:value-type="string" office:string-value="" calcext:value-type="error">
            <text:p>#NAME?</text:p>
          </table:table-cell>
          <table:table-cell table:style-name="ce7" table:formula="of:=[.C62]+([.D63]-[.E6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6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3]+[.$B$1]" office:value-type="float" office:value="560" calcext:value-type="float">
            <text:p>560</text:p>
          </table:table-cell>
          <table:table-cell table:style-name="ce5" table:formula="of:=[.C63]/[.$B$4]" office:value-type="string" office:string-value="" calcext:value-type="error">
            <text:p>#NAME?</text:p>
          </table:table-cell>
          <table:table-cell table:style-name="ce7" table:formula="of:=[.C63]+([.D64]-[.E6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6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4]+[.$B$1]" office:value-type="float" office:value="570" calcext:value-type="float">
            <text:p>570</text:p>
          </table:table-cell>
          <table:table-cell table:style-name="ce5" table:formula="of:=[.C64]/[.$B$4]" office:value-type="string" office:string-value="" calcext:value-type="error">
            <text:p>#NAME?</text:p>
          </table:table-cell>
          <table:table-cell table:style-name="ce7" table:formula="of:=[.C64]+([.D65]-[.E6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6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5]+[.$B$1]" office:value-type="float" office:value="580" calcext:value-type="float">
            <text:p>580</text:p>
          </table:table-cell>
          <table:table-cell table:style-name="ce5" table:formula="of:=[.C65]/[.$B$4]" office:value-type="string" office:string-value="" calcext:value-type="error">
            <text:p>#NAME?</text:p>
          </table:table-cell>
          <table:table-cell table:style-name="ce7" table:formula="of:=[.C65]+([.D66]-[.E6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6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6]+[.$B$1]" office:value-type="float" office:value="590" calcext:value-type="float">
            <text:p>590</text:p>
          </table:table-cell>
          <table:table-cell table:style-name="ce5" table:formula="of:=[.C66]/[.$B$4]" office:value-type="string" office:string-value="" calcext:value-type="error">
            <text:p>#NAME?</text:p>
          </table:table-cell>
          <table:table-cell table:style-name="ce7" table:formula="of:=[.C66]+([.D67]-[.E6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6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7]+[.$B$1]" office:value-type="float" office:value="600" calcext:value-type="float">
            <text:p>600</text:p>
          </table:table-cell>
          <table:table-cell table:style-name="ce5" table:formula="of:=[.C67]/[.$B$4]" office:value-type="string" office:string-value="" calcext:value-type="error">
            <text:p>#NAME?</text:p>
          </table:table-cell>
          <table:table-cell table:style-name="ce7" table:formula="of:=[.C67]+([.D68]-[.E6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6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8]+[.$B$1]" office:value-type="float" office:value="610" calcext:value-type="float">
            <text:p>610</text:p>
          </table:table-cell>
          <table:table-cell table:style-name="ce5" table:formula="of:=[.C68]/[.$B$4]" office:value-type="string" office:string-value="" calcext:value-type="error">
            <text:p>#NAME?</text:p>
          </table:table-cell>
          <table:table-cell table:style-name="ce7" table:formula="of:=[.C68]+([.D69]-[.E6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6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69]+[.$B$1]" office:value-type="float" office:value="620" calcext:value-type="float">
            <text:p>620</text:p>
          </table:table-cell>
          <table:table-cell table:style-name="ce5" table:formula="of:=[.C69]/[.$B$4]" office:value-type="string" office:string-value="" calcext:value-type="error">
            <text:p>#NAME?</text:p>
          </table:table-cell>
          <table:table-cell table:style-name="ce7" table:formula="of:=[.C69]+([.D70]-[.E7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7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0]+[.$B$1]" office:value-type="float" office:value="630" calcext:value-type="float">
            <text:p>630</text:p>
          </table:table-cell>
          <table:table-cell table:style-name="ce5" table:formula="of:=[.C70]/[.$B$4]" office:value-type="string" office:string-value="" calcext:value-type="error">
            <text:p>#NAME?</text:p>
          </table:table-cell>
          <table:table-cell table:style-name="ce7" table:formula="of:=[.C70]+([.D71]-[.E7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7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1]+[.$B$1]" office:value-type="float" office:value="640" calcext:value-type="float">
            <text:p>640</text:p>
          </table:table-cell>
          <table:table-cell table:style-name="ce5" table:formula="of:=[.C71]/[.$B$4]" office:value-type="string" office:string-value="" calcext:value-type="error">
            <text:p>#NAME?</text:p>
          </table:table-cell>
          <table:table-cell table:style-name="ce7" table:formula="of:=[.C71]+([.D72]-[.E7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7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2]+[.$B$1]" office:value-type="float" office:value="650" calcext:value-type="float">
            <text:p>650</text:p>
          </table:table-cell>
          <table:table-cell table:style-name="ce5" table:formula="of:=[.C72]/[.$B$4]" office:value-type="string" office:string-value="" calcext:value-type="error">
            <text:p>#NAME?</text:p>
          </table:table-cell>
          <table:table-cell table:style-name="ce7" table:formula="of:=[.C72]+([.D73]-[.E7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7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3]+[.$B$1]" office:value-type="float" office:value="660" calcext:value-type="float">
            <text:p>660</text:p>
          </table:table-cell>
          <table:table-cell table:style-name="ce5" table:formula="of:=[.C73]/[.$B$4]" office:value-type="string" office:string-value="" calcext:value-type="error">
            <text:p>#NAME?</text:p>
          </table:table-cell>
          <table:table-cell table:style-name="ce7" table:formula="of:=[.C73]+([.D74]-[.E7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7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4]+[.$B$1]" office:value-type="float" office:value="670" calcext:value-type="float">
            <text:p>670</text:p>
          </table:table-cell>
          <table:table-cell table:style-name="ce5" table:formula="of:=[.C74]/[.$B$4]" office:value-type="string" office:string-value="" calcext:value-type="error">
            <text:p>#NAME?</text:p>
          </table:table-cell>
          <table:table-cell table:style-name="ce7" table:formula="of:=[.C74]+([.D75]-[.E7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7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5]+[.$B$1]" office:value-type="float" office:value="680" calcext:value-type="float">
            <text:p>680</text:p>
          </table:table-cell>
          <table:table-cell table:style-name="ce5" table:formula="of:=[.C75]/[.$B$4]" office:value-type="string" office:string-value="" calcext:value-type="error">
            <text:p>#NAME?</text:p>
          </table:table-cell>
          <table:table-cell table:style-name="ce7" table:formula="of:=[.C75]+([.D76]-[.E7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7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6]+[.$B$1]" office:value-type="float" office:value="690" calcext:value-type="float">
            <text:p>690</text:p>
          </table:table-cell>
          <table:table-cell table:style-name="ce5" table:formula="of:=[.C76]/[.$B$4]" office:value-type="string" office:string-value="" calcext:value-type="error">
            <text:p>#NAME?</text:p>
          </table:table-cell>
          <table:table-cell table:style-name="ce7" table:formula="of:=[.C76]+([.D77]-[.E7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7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7]+[.$B$1]" office:value-type="float" office:value="700" calcext:value-type="float">
            <text:p>700</text:p>
          </table:table-cell>
          <table:table-cell table:style-name="ce5" table:formula="of:=[.C77]/[.$B$4]" office:value-type="string" office:string-value="" calcext:value-type="error">
            <text:p>#NAME?</text:p>
          </table:table-cell>
          <table:table-cell table:style-name="ce7" table:formula="of:=[.C77]+([.D78]-[.E7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7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8]+[.$B$1]" office:value-type="float" office:value="710" calcext:value-type="float">
            <text:p>710</text:p>
          </table:table-cell>
          <table:table-cell table:style-name="ce5" table:formula="of:=[.C78]/[.$B$4]" office:value-type="string" office:string-value="" calcext:value-type="error">
            <text:p>#NAME?</text:p>
          </table:table-cell>
          <table:table-cell table:style-name="ce7" table:formula="of:=[.C78]+([.D79]-[.E7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7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79]+[.$B$1]" office:value-type="float" office:value="720" calcext:value-type="float">
            <text:p>720</text:p>
          </table:table-cell>
          <table:table-cell table:style-name="ce5" table:formula="of:=[.C79]/[.$B$4]" office:value-type="string" office:string-value="" calcext:value-type="error">
            <text:p>#NAME?</text:p>
          </table:table-cell>
          <table:table-cell table:style-name="ce7" table:formula="of:=[.C79]+([.D80]-[.E8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8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0]+[.$B$1]" office:value-type="float" office:value="730" calcext:value-type="float">
            <text:p>730</text:p>
          </table:table-cell>
          <table:table-cell table:style-name="ce5" table:formula="of:=[.C80]/[.$B$4]" office:value-type="string" office:string-value="" calcext:value-type="error">
            <text:p>#NAME?</text:p>
          </table:table-cell>
          <table:table-cell table:style-name="ce7" table:formula="of:=[.C80]+([.D81]-[.E8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8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1]+[.$B$1]" office:value-type="float" office:value="740" calcext:value-type="float">
            <text:p>740</text:p>
          </table:table-cell>
          <table:table-cell table:style-name="ce5" table:formula="of:=[.C81]/[.$B$4]" office:value-type="string" office:string-value="" calcext:value-type="error">
            <text:p>#NAME?</text:p>
          </table:table-cell>
          <table:table-cell table:style-name="ce7" table:formula="of:=[.C81]+([.D82]-[.E8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8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2]+[.$B$1]" office:value-type="float" office:value="750" calcext:value-type="float">
            <text:p>750</text:p>
          </table:table-cell>
          <table:table-cell table:style-name="ce5" table:formula="of:=[.C82]/[.$B$4]" office:value-type="string" office:string-value="" calcext:value-type="error">
            <text:p>#NAME?</text:p>
          </table:table-cell>
          <table:table-cell table:style-name="ce7" table:formula="of:=[.C82]+([.D83]-[.E8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8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3]+[.$B$1]" office:value-type="float" office:value="760" calcext:value-type="float">
            <text:p>760</text:p>
          </table:table-cell>
          <table:table-cell table:style-name="ce5" table:formula="of:=[.C83]/[.$B$4]" office:value-type="string" office:string-value="" calcext:value-type="error">
            <text:p>#NAME?</text:p>
          </table:table-cell>
          <table:table-cell table:style-name="ce7" table:formula="of:=[.C83]+([.D84]-[.E8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8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4]+[.$B$1]" office:value-type="float" office:value="770" calcext:value-type="float">
            <text:p>770</text:p>
          </table:table-cell>
          <table:table-cell table:style-name="ce5" table:formula="of:=[.C84]/[.$B$4]" office:value-type="string" office:string-value="" calcext:value-type="error">
            <text:p>#NAME?</text:p>
          </table:table-cell>
          <table:table-cell table:style-name="ce7" table:formula="of:=[.C84]+([.D85]-[.E8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8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5]+[.$B$1]" office:value-type="float" office:value="780" calcext:value-type="float">
            <text:p>780</text:p>
          </table:table-cell>
          <table:table-cell table:style-name="ce5" table:formula="of:=[.C85]/[.$B$4]" office:value-type="string" office:string-value="" calcext:value-type="error">
            <text:p>#NAME?</text:p>
          </table:table-cell>
          <table:table-cell table:style-name="ce7" table:formula="of:=[.C85]+([.D86]-[.E8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8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6]+[.$B$1]" office:value-type="float" office:value="790" calcext:value-type="float">
            <text:p>790</text:p>
          </table:table-cell>
          <table:table-cell table:style-name="ce5" table:formula="of:=[.C86]/[.$B$4]" office:value-type="string" office:string-value="" calcext:value-type="error">
            <text:p>#NAME?</text:p>
          </table:table-cell>
          <table:table-cell table:style-name="ce7" table:formula="of:=[.C86]+([.D87]-[.E8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8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7]+[.$B$1]" office:value-type="float" office:value="800" calcext:value-type="float">
            <text:p>800</text:p>
          </table:table-cell>
          <table:table-cell table:style-name="ce5" table:formula="of:=[.C87]/[.$B$4]" office:value-type="string" office:string-value="" calcext:value-type="error">
            <text:p>#NAME?</text:p>
          </table:table-cell>
          <table:table-cell table:style-name="ce7" table:formula="of:=[.C87]+([.D88]-[.E8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8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8]+[.$B$1]" office:value-type="float" office:value="810" calcext:value-type="float">
            <text:p>810</text:p>
          </table:table-cell>
          <table:table-cell table:style-name="ce5" table:formula="of:=[.C88]/[.$B$4]" office:value-type="string" office:string-value="" calcext:value-type="error">
            <text:p>#NAME?</text:p>
          </table:table-cell>
          <table:table-cell table:style-name="ce7" table:formula="of:=[.C88]+([.D89]-[.E8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8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89]+[.$B$1]" office:value-type="float" office:value="820" calcext:value-type="float">
            <text:p>820</text:p>
          </table:table-cell>
          <table:table-cell table:style-name="ce5" table:formula="of:=[.C89]/[.$B$4]" office:value-type="string" office:string-value="" calcext:value-type="error">
            <text:p>#NAME?</text:p>
          </table:table-cell>
          <table:table-cell table:style-name="ce7" table:formula="of:=[.C89]+([.D90]-[.E9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9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0]+[.$B$1]" office:value-type="float" office:value="830" calcext:value-type="float">
            <text:p>830</text:p>
          </table:table-cell>
          <table:table-cell table:style-name="ce5" table:formula="of:=[.C90]/[.$B$4]" office:value-type="string" office:string-value="" calcext:value-type="error">
            <text:p>#NAME?</text:p>
          </table:table-cell>
          <table:table-cell table:style-name="ce7" table:formula="of:=[.C90]+([.D91]-[.E9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9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1]+[.$B$1]" office:value-type="float" office:value="840" calcext:value-type="float">
            <text:p>840</text:p>
          </table:table-cell>
          <table:table-cell table:style-name="ce5" table:formula="of:=[.C91]/[.$B$4]" office:value-type="string" office:string-value="" calcext:value-type="error">
            <text:p>#NAME?</text:p>
          </table:table-cell>
          <table:table-cell table:style-name="ce7" table:formula="of:=[.C91]+([.D92]-[.E9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9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2]+[.$B$1]" office:value-type="float" office:value="850" calcext:value-type="float">
            <text:p>850</text:p>
          </table:table-cell>
          <table:table-cell table:style-name="ce5" table:formula="of:=[.C92]/[.$B$4]" office:value-type="string" office:string-value="" calcext:value-type="error">
            <text:p>#NAME?</text:p>
          </table:table-cell>
          <table:table-cell table:style-name="ce7" table:formula="of:=[.C92]+([.D93]-[.E9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9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3]+[.$B$1]" office:value-type="float" office:value="860" calcext:value-type="float">
            <text:p>860</text:p>
          </table:table-cell>
          <table:table-cell table:style-name="ce5" table:formula="of:=[.C93]/[.$B$4]" office:value-type="string" office:string-value="" calcext:value-type="error">
            <text:p>#NAME?</text:p>
          </table:table-cell>
          <table:table-cell table:style-name="ce7" table:formula="of:=[.C93]+([.D94]-[.E9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9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4]+[.$B$1]" office:value-type="float" office:value="870" calcext:value-type="float">
            <text:p>870</text:p>
          </table:table-cell>
          <table:table-cell table:style-name="ce5" table:formula="of:=[.C94]/[.$B$4]" office:value-type="string" office:string-value="" calcext:value-type="error">
            <text:p>#NAME?</text:p>
          </table:table-cell>
          <table:table-cell table:style-name="ce7" table:formula="of:=[.C94]+([.D95]-[.E9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9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5]+[.$B$1]" office:value-type="float" office:value="880" calcext:value-type="float">
            <text:p>880</text:p>
          </table:table-cell>
          <table:table-cell table:style-name="ce5" table:formula="of:=[.C95]/[.$B$4]" office:value-type="string" office:string-value="" calcext:value-type="error">
            <text:p>#NAME?</text:p>
          </table:table-cell>
          <table:table-cell table:style-name="ce7" table:formula="of:=[.C95]+([.D96]-[.E9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9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6]+[.$B$1]" office:value-type="float" office:value="890" calcext:value-type="float">
            <text:p>890</text:p>
          </table:table-cell>
          <table:table-cell table:style-name="ce5" table:formula="of:=[.C96]/[.$B$4]" office:value-type="string" office:string-value="" calcext:value-type="error">
            <text:p>#NAME?</text:p>
          </table:table-cell>
          <table:table-cell table:style-name="ce7" table:formula="of:=[.C96]+([.D97]-[.E9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9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7]+[.$B$1]" office:value-type="float" office:value="900" calcext:value-type="float">
            <text:p>900</text:p>
          </table:table-cell>
          <table:table-cell table:style-name="ce5" table:formula="of:=[.C97]/[.$B$4]" office:value-type="string" office:string-value="" calcext:value-type="error">
            <text:p>#NAME?</text:p>
          </table:table-cell>
          <table:table-cell table:style-name="ce7" table:formula="of:=[.C97]+([.D98]-[.E9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9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8]+[.$B$1]" office:value-type="float" office:value="910" calcext:value-type="float">
            <text:p>910</text:p>
          </table:table-cell>
          <table:table-cell table:style-name="ce5" table:formula="of:=[.C98]/[.$B$4]" office:value-type="string" office:string-value="" calcext:value-type="error">
            <text:p>#NAME?</text:p>
          </table:table-cell>
          <table:table-cell table:style-name="ce7" table:formula="of:=[.C98]+([.D99]-[.E9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9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99]+[.$B$1]" office:value-type="float" office:value="920" calcext:value-type="float">
            <text:p>920</text:p>
          </table:table-cell>
          <table:table-cell table:style-name="ce5" table:formula="of:=[.C99]/[.$B$4]" office:value-type="string" office:string-value="" calcext:value-type="error">
            <text:p>#NAME?</text:p>
          </table:table-cell>
          <table:table-cell table:style-name="ce7" table:formula="of:=[.C99]+([.D100]-[.E10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0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0]+[.$B$1]" office:value-type="float" office:value="930" calcext:value-type="float">
            <text:p>930</text:p>
          </table:table-cell>
          <table:table-cell table:style-name="ce5" table:formula="of:=[.C100]/[.$B$4]" office:value-type="string" office:string-value="" calcext:value-type="error">
            <text:p>#NAME?</text:p>
          </table:table-cell>
          <table:table-cell table:style-name="ce7" table:formula="of:=[.C100]+([.D101]-[.E10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0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1]+[.$B$1]" office:value-type="float" office:value="940" calcext:value-type="float">
            <text:p>940</text:p>
          </table:table-cell>
          <table:table-cell table:style-name="ce5" table:formula="of:=[.C101]/[.$B$4]" office:value-type="string" office:string-value="" calcext:value-type="error">
            <text:p>#NAME?</text:p>
          </table:table-cell>
          <table:table-cell table:style-name="ce7" table:formula="of:=[.C101]+([.D102]-[.E10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0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2]+[.$B$1]" office:value-type="float" office:value="950" calcext:value-type="float">
            <text:p>950</text:p>
          </table:table-cell>
          <table:table-cell table:style-name="ce5" table:formula="of:=[.C102]/[.$B$4]" office:value-type="string" office:string-value="" calcext:value-type="error">
            <text:p>#NAME?</text:p>
          </table:table-cell>
          <table:table-cell table:style-name="ce7" table:formula="of:=[.C102]+([.D103]-[.E10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0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3]+[.$B$1]" office:value-type="float" office:value="960" calcext:value-type="float">
            <text:p>960</text:p>
          </table:table-cell>
          <table:table-cell table:style-name="ce5" table:formula="of:=[.C103]/[.$B$4]" office:value-type="string" office:string-value="" calcext:value-type="error">
            <text:p>#NAME?</text:p>
          </table:table-cell>
          <table:table-cell table:style-name="ce7" table:formula="of:=[.C103]+([.D104]-[.E10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0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4]+[.$B$1]" office:value-type="float" office:value="970" calcext:value-type="float">
            <text:p>970</text:p>
          </table:table-cell>
          <table:table-cell table:style-name="ce5" table:formula="of:=[.C104]/[.$B$4]" office:value-type="string" office:string-value="" calcext:value-type="error">
            <text:p>#NAME?</text:p>
          </table:table-cell>
          <table:table-cell table:style-name="ce7" table:formula="of:=[.C104]+([.D105]-[.E10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0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5]+[.$B$1]" office:value-type="float" office:value="980" calcext:value-type="float">
            <text:p>980</text:p>
          </table:table-cell>
          <table:table-cell table:style-name="ce5" table:formula="of:=[.C105]/[.$B$4]" office:value-type="string" office:string-value="" calcext:value-type="error">
            <text:p>#NAME?</text:p>
          </table:table-cell>
          <table:table-cell table:style-name="ce7" table:formula="of:=[.C105]+([.D106]-[.E10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0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6]+[.$B$1]" office:value-type="float" office:value="990" calcext:value-type="float">
            <text:p>990</text:p>
          </table:table-cell>
          <table:table-cell table:style-name="ce5" table:formula="of:=[.C106]/[.$B$4]" office:value-type="string" office:string-value="" calcext:value-type="error">
            <text:p>#NAME?</text:p>
          </table:table-cell>
          <table:table-cell table:style-name="ce7" table:formula="of:=[.C106]+([.D107]-[.E10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0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7]+[.$B$1]" office:value-type="float" office:value="1000" calcext:value-type="float">
            <text:p>1000</text:p>
          </table:table-cell>
          <table:table-cell table:style-name="ce5" table:formula="of:=[.C107]/[.$B$4]" office:value-type="string" office:string-value="" calcext:value-type="error">
            <text:p>#NAME?</text:p>
          </table:table-cell>
          <table:table-cell table:style-name="ce7" table:formula="of:=[.C107]+([.D108]-[.E10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0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8]+[.$B$1]" office:value-type="float" office:value="1010" calcext:value-type="float">
            <text:p>1010</text:p>
          </table:table-cell>
          <table:table-cell table:style-name="ce5" table:formula="of:=[.C108]/[.$B$4]" office:value-type="string" office:string-value="" calcext:value-type="error">
            <text:p>#NAME?</text:p>
          </table:table-cell>
          <table:table-cell table:style-name="ce7" table:formula="of:=[.C108]+([.D109]-[.E10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0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09]+[.$B$1]" office:value-type="float" office:value="1020" calcext:value-type="float">
            <text:p>1020</text:p>
          </table:table-cell>
          <table:table-cell table:style-name="ce5" table:formula="of:=[.C109]/[.$B$4]" office:value-type="string" office:string-value="" calcext:value-type="error">
            <text:p>#NAME?</text:p>
          </table:table-cell>
          <table:table-cell table:style-name="ce7" table:formula="of:=[.C109]+([.D110]-[.E11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1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0]+[.$B$1]" office:value-type="float" office:value="1030" calcext:value-type="float">
            <text:p>1030</text:p>
          </table:table-cell>
          <table:table-cell table:style-name="ce5" table:formula="of:=[.C110]/[.$B$4]" office:value-type="string" office:string-value="" calcext:value-type="error">
            <text:p>#NAME?</text:p>
          </table:table-cell>
          <table:table-cell table:style-name="ce7" table:formula="of:=[.C110]+([.D111]-[.E11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1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1]+[.$B$1]" office:value-type="float" office:value="1040" calcext:value-type="float">
            <text:p>1040</text:p>
          </table:table-cell>
          <table:table-cell table:style-name="ce5" table:formula="of:=[.C111]/[.$B$4]" office:value-type="string" office:string-value="" calcext:value-type="error">
            <text:p>#NAME?</text:p>
          </table:table-cell>
          <table:table-cell table:style-name="ce7" table:formula="of:=[.C111]+([.D112]-[.E11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1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2]+[.$B$1]" office:value-type="float" office:value="1050" calcext:value-type="float">
            <text:p>1050</text:p>
          </table:table-cell>
          <table:table-cell table:style-name="ce5" table:formula="of:=[.C112]/[.$B$4]" office:value-type="string" office:string-value="" calcext:value-type="error">
            <text:p>#NAME?</text:p>
          </table:table-cell>
          <table:table-cell table:style-name="ce7" table:formula="of:=[.C112]+([.D113]-[.E11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1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3]+[.$B$1]" office:value-type="float" office:value="1060" calcext:value-type="float">
            <text:p>1060</text:p>
          </table:table-cell>
          <table:table-cell table:style-name="ce5" table:formula="of:=[.C113]/[.$B$4]" office:value-type="string" office:string-value="" calcext:value-type="error">
            <text:p>#NAME?</text:p>
          </table:table-cell>
          <table:table-cell table:style-name="ce7" table:formula="of:=[.C113]+([.D114]-[.E11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1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4]+[.$B$1]" office:value-type="float" office:value="1070" calcext:value-type="float">
            <text:p>1070</text:p>
          </table:table-cell>
          <table:table-cell table:style-name="ce5" table:formula="of:=[.C114]/[.$B$4]" office:value-type="string" office:string-value="" calcext:value-type="error">
            <text:p>#NAME?</text:p>
          </table:table-cell>
          <table:table-cell table:style-name="ce7" table:formula="of:=[.C114]+([.D115]-[.E11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1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5]+[.$B$1]" office:value-type="float" office:value="1080" calcext:value-type="float">
            <text:p>1080</text:p>
          </table:table-cell>
          <table:table-cell table:style-name="ce5" table:formula="of:=[.C115]/[.$B$4]" office:value-type="string" office:string-value="" calcext:value-type="error">
            <text:p>#NAME?</text:p>
          </table:table-cell>
          <table:table-cell table:style-name="ce7" table:formula="of:=[.C115]+([.D116]-[.E11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1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6]+[.$B$1]" office:value-type="float" office:value="1090" calcext:value-type="float">
            <text:p>1090</text:p>
          </table:table-cell>
          <table:table-cell table:style-name="ce5" table:formula="of:=[.C116]/[.$B$4]" office:value-type="string" office:string-value="" calcext:value-type="error">
            <text:p>#NAME?</text:p>
          </table:table-cell>
          <table:table-cell table:style-name="ce7" table:formula="of:=[.C116]+([.D117]-[.E11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1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7]+[.$B$1]" office:value-type="float" office:value="1100" calcext:value-type="float">
            <text:p>1100</text:p>
          </table:table-cell>
          <table:table-cell table:style-name="ce5" table:formula="of:=[.C117]/[.$B$4]" office:value-type="string" office:string-value="" calcext:value-type="error">
            <text:p>#NAME?</text:p>
          </table:table-cell>
          <table:table-cell table:style-name="ce7" table:formula="of:=[.C117]+([.D118]-[.E11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1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8]+[.$B$1]" office:value-type="float" office:value="1110" calcext:value-type="float">
            <text:p>1110</text:p>
          </table:table-cell>
          <table:table-cell table:style-name="ce5" table:formula="of:=[.C118]/[.$B$4]" office:value-type="string" office:string-value="" calcext:value-type="error">
            <text:p>#NAME?</text:p>
          </table:table-cell>
          <table:table-cell table:style-name="ce7" table:formula="of:=[.C118]+([.D119]-[.E11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1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19]+[.$B$1]" office:value-type="float" office:value="1120" calcext:value-type="float">
            <text:p>1120</text:p>
          </table:table-cell>
          <table:table-cell table:style-name="ce5" table:formula="of:=[.C119]/[.$B$4]" office:value-type="string" office:string-value="" calcext:value-type="error">
            <text:p>#NAME?</text:p>
          </table:table-cell>
          <table:table-cell table:style-name="ce7" table:formula="of:=[.C119]+([.D120]-[.E12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2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0]+[.$B$1]" office:value-type="float" office:value="1130" calcext:value-type="float">
            <text:p>1130</text:p>
          </table:table-cell>
          <table:table-cell table:style-name="ce5" table:formula="of:=[.C120]/[.$B$4]" office:value-type="string" office:string-value="" calcext:value-type="error">
            <text:p>#NAME?</text:p>
          </table:table-cell>
          <table:table-cell table:style-name="ce7" table:formula="of:=[.C120]+([.D121]-[.E12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2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1]+[.$B$1]" office:value-type="float" office:value="1140" calcext:value-type="float">
            <text:p>1140</text:p>
          </table:table-cell>
          <table:table-cell table:style-name="ce5" table:formula="of:=[.C121]/[.$B$4]" office:value-type="string" office:string-value="" calcext:value-type="error">
            <text:p>#NAME?</text:p>
          </table:table-cell>
          <table:table-cell table:style-name="ce7" table:formula="of:=[.C121]+([.D122]-[.E12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2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2]+[.$B$1]" office:value-type="float" office:value="1150" calcext:value-type="float">
            <text:p>1150</text:p>
          </table:table-cell>
          <table:table-cell table:style-name="ce5" table:formula="of:=[.C122]/[.$B$4]" office:value-type="string" office:string-value="" calcext:value-type="error">
            <text:p>#NAME?</text:p>
          </table:table-cell>
          <table:table-cell table:style-name="ce7" table:formula="of:=[.C122]+([.D123]-[.E12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2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3]+[.$B$1]" office:value-type="float" office:value="1160" calcext:value-type="float">
            <text:p>1160</text:p>
          </table:table-cell>
          <table:table-cell table:style-name="ce5" table:formula="of:=[.C123]/[.$B$4]" office:value-type="string" office:string-value="" calcext:value-type="error">
            <text:p>#NAME?</text:p>
          </table:table-cell>
          <table:table-cell table:style-name="ce7" table:formula="of:=[.C123]+([.D124]-[.E12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2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4]+[.$B$1]" office:value-type="float" office:value="1170" calcext:value-type="float">
            <text:p>1170</text:p>
          </table:table-cell>
          <table:table-cell table:style-name="ce5" table:formula="of:=[.C124]/[.$B$4]" office:value-type="string" office:string-value="" calcext:value-type="error">
            <text:p>#NAME?</text:p>
          </table:table-cell>
          <table:table-cell table:style-name="ce7" table:formula="of:=[.C124]+([.D125]-[.E12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2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5]+[.$B$1]" office:value-type="float" office:value="1180" calcext:value-type="float">
            <text:p>1180</text:p>
          </table:table-cell>
          <table:table-cell table:style-name="ce5" table:formula="of:=[.C125]/[.$B$4]" office:value-type="string" office:string-value="" calcext:value-type="error">
            <text:p>#NAME?</text:p>
          </table:table-cell>
          <table:table-cell table:style-name="ce7" table:formula="of:=[.C125]+([.D126]-[.E12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2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6]+[.$B$1]" office:value-type="float" office:value="1190" calcext:value-type="float">
            <text:p>1190</text:p>
          </table:table-cell>
          <table:table-cell table:style-name="ce5" table:formula="of:=[.C126]/[.$B$4]" office:value-type="string" office:string-value="" calcext:value-type="error">
            <text:p>#NAME?</text:p>
          </table:table-cell>
          <table:table-cell table:style-name="ce7" table:formula="of:=[.C126]+([.D127]-[.E12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2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7]+[.$B$1]" office:value-type="float" office:value="1200" calcext:value-type="float">
            <text:p>1200</text:p>
          </table:table-cell>
          <table:table-cell table:style-name="ce5" table:formula="of:=[.C127]/[.$B$4]" office:value-type="string" office:string-value="" calcext:value-type="error">
            <text:p>#NAME?</text:p>
          </table:table-cell>
          <table:table-cell table:style-name="ce7" table:formula="of:=[.C127]+([.D128]-[.E12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2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8]+[.$B$1]" office:value-type="float" office:value="1210" calcext:value-type="float">
            <text:p>1210</text:p>
          </table:table-cell>
          <table:table-cell table:style-name="ce5" table:formula="of:=[.C128]/[.$B$4]" office:value-type="string" office:string-value="" calcext:value-type="error">
            <text:p>#NAME?</text:p>
          </table:table-cell>
          <table:table-cell table:style-name="ce7" table:formula="of:=[.C128]+([.D129]-[.E12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2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29]+[.$B$1]" office:value-type="float" office:value="1220" calcext:value-type="float">
            <text:p>1220</text:p>
          </table:table-cell>
          <table:table-cell table:style-name="ce5" table:formula="of:=[.C129]/[.$B$4]" office:value-type="string" office:string-value="" calcext:value-type="error">
            <text:p>#NAME?</text:p>
          </table:table-cell>
          <table:table-cell table:style-name="ce7" table:formula="of:=[.C129]+([.D130]-[.E13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3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0]+[.$B$1]" office:value-type="float" office:value="1230" calcext:value-type="float">
            <text:p>1230</text:p>
          </table:table-cell>
          <table:table-cell table:style-name="ce5" table:formula="of:=[.C130]/[.$B$4]" office:value-type="string" office:string-value="" calcext:value-type="error">
            <text:p>#NAME?</text:p>
          </table:table-cell>
          <table:table-cell table:style-name="ce7" table:formula="of:=[.C130]+([.D131]-[.E13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3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1]+[.$B$1]" office:value-type="float" office:value="1240" calcext:value-type="float">
            <text:p>1240</text:p>
          </table:table-cell>
          <table:table-cell table:style-name="ce5" table:formula="of:=[.C131]/[.$B$4]" office:value-type="string" office:string-value="" calcext:value-type="error">
            <text:p>#NAME?</text:p>
          </table:table-cell>
          <table:table-cell table:style-name="ce7" table:formula="of:=[.C131]+([.D132]-[.E13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3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2]+[.$B$1]" office:value-type="float" office:value="1250" calcext:value-type="float">
            <text:p>1250</text:p>
          </table:table-cell>
          <table:table-cell table:style-name="ce5" table:formula="of:=[.C132]/[.$B$4]" office:value-type="string" office:string-value="" calcext:value-type="error">
            <text:p>#NAME?</text:p>
          </table:table-cell>
          <table:table-cell table:style-name="ce7" table:formula="of:=[.C132]+([.D133]-[.E13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3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3]+[.$B$1]" office:value-type="float" office:value="1260" calcext:value-type="float">
            <text:p>1260</text:p>
          </table:table-cell>
          <table:table-cell table:style-name="ce5" table:formula="of:=[.C133]/[.$B$4]" office:value-type="string" office:string-value="" calcext:value-type="error">
            <text:p>#NAME?</text:p>
          </table:table-cell>
          <table:table-cell table:style-name="ce7" table:formula="of:=[.C133]+([.D134]-[.E13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3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4]+[.$B$1]" office:value-type="float" office:value="1270" calcext:value-type="float">
            <text:p>1270</text:p>
          </table:table-cell>
          <table:table-cell table:style-name="ce5" table:formula="of:=[.C134]/[.$B$4]" office:value-type="string" office:string-value="" calcext:value-type="error">
            <text:p>#NAME?</text:p>
          </table:table-cell>
          <table:table-cell table:style-name="ce7" table:formula="of:=[.C134]+([.D135]-[.E13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3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5]+[.$B$1]" office:value-type="float" office:value="1280" calcext:value-type="float">
            <text:p>1280</text:p>
          </table:table-cell>
          <table:table-cell table:style-name="ce5" table:formula="of:=[.C135]/[.$B$4]" office:value-type="string" office:string-value="" calcext:value-type="error">
            <text:p>#NAME?</text:p>
          </table:table-cell>
          <table:table-cell table:style-name="ce7" table:formula="of:=[.C135]+([.D136]-[.E13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3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6]+[.$B$1]" office:value-type="float" office:value="1290" calcext:value-type="float">
            <text:p>1290</text:p>
          </table:table-cell>
          <table:table-cell table:style-name="ce5" table:formula="of:=[.C136]/[.$B$4]" office:value-type="string" office:string-value="" calcext:value-type="error">
            <text:p>#NAME?</text:p>
          </table:table-cell>
          <table:table-cell table:style-name="ce7" table:formula="of:=[.C136]+([.D137]-[.E13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3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7]+[.$B$1]" office:value-type="float" office:value="1300" calcext:value-type="float">
            <text:p>1300</text:p>
          </table:table-cell>
          <table:table-cell table:style-name="ce5" table:formula="of:=[.C137]/[.$B$4]" office:value-type="string" office:string-value="" calcext:value-type="error">
            <text:p>#NAME?</text:p>
          </table:table-cell>
          <table:table-cell table:style-name="ce7" table:formula="of:=[.C137]+([.D138]-[.E13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3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8]+[.$B$1]" office:value-type="float" office:value="1310" calcext:value-type="float">
            <text:p>1310</text:p>
          </table:table-cell>
          <table:table-cell table:style-name="ce5" table:formula="of:=[.C138]/[.$B$4]" office:value-type="string" office:string-value="" calcext:value-type="error">
            <text:p>#NAME?</text:p>
          </table:table-cell>
          <table:table-cell table:style-name="ce7" table:formula="of:=[.C138]+([.D139]-[.E13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3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39]+[.$B$1]" office:value-type="float" office:value="1320" calcext:value-type="float">
            <text:p>1320</text:p>
          </table:table-cell>
          <table:table-cell table:style-name="ce5" table:formula="of:=[.C139]/[.$B$4]" office:value-type="string" office:string-value="" calcext:value-type="error">
            <text:p>#NAME?</text:p>
          </table:table-cell>
          <table:table-cell table:style-name="ce7" table:formula="of:=[.C139]+([.D140]-[.E14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4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0]+[.$B$1]" office:value-type="float" office:value="1330" calcext:value-type="float">
            <text:p>1330</text:p>
          </table:table-cell>
          <table:table-cell table:style-name="ce5" table:formula="of:=[.C140]/[.$B$4]" office:value-type="string" office:string-value="" calcext:value-type="error">
            <text:p>#NAME?</text:p>
          </table:table-cell>
          <table:table-cell table:style-name="ce7" table:formula="of:=[.C140]+([.D141]-[.E14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4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1]+[.$B$1]" office:value-type="float" office:value="1340" calcext:value-type="float">
            <text:p>1340</text:p>
          </table:table-cell>
          <table:table-cell table:style-name="ce5" table:formula="of:=[.C141]/[.$B$4]" office:value-type="string" office:string-value="" calcext:value-type="error">
            <text:p>#NAME?</text:p>
          </table:table-cell>
          <table:table-cell table:style-name="ce7" table:formula="of:=[.C141]+([.D142]-[.E14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4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2]+[.$B$1]" office:value-type="float" office:value="1350" calcext:value-type="float">
            <text:p>1350</text:p>
          </table:table-cell>
          <table:table-cell table:style-name="ce5" table:formula="of:=[.C142]/[.$B$4]" office:value-type="string" office:string-value="" calcext:value-type="error">
            <text:p>#NAME?</text:p>
          </table:table-cell>
          <table:table-cell table:style-name="ce7" table:formula="of:=[.C142]+([.D143]-[.E14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4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3]+[.$B$1]" office:value-type="float" office:value="1360" calcext:value-type="float">
            <text:p>1360</text:p>
          </table:table-cell>
          <table:table-cell table:style-name="ce5" table:formula="of:=[.C143]/[.$B$4]" office:value-type="string" office:string-value="" calcext:value-type="error">
            <text:p>#NAME?</text:p>
          </table:table-cell>
          <table:table-cell table:style-name="ce7" table:formula="of:=[.C143]+([.D144]-[.E14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4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4]+[.$B$1]" office:value-type="float" office:value="1370" calcext:value-type="float">
            <text:p>1370</text:p>
          </table:table-cell>
          <table:table-cell table:style-name="ce5" table:formula="of:=[.C144]/[.$B$4]" office:value-type="string" office:string-value="" calcext:value-type="error">
            <text:p>#NAME?</text:p>
          </table:table-cell>
          <table:table-cell table:style-name="ce7" table:formula="of:=[.C144]+([.D145]-[.E14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4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5]+[.$B$1]" office:value-type="float" office:value="1380" calcext:value-type="float">
            <text:p>1380</text:p>
          </table:table-cell>
          <table:table-cell table:style-name="ce5" table:formula="of:=[.C145]/[.$B$4]" office:value-type="string" office:string-value="" calcext:value-type="error">
            <text:p>#NAME?</text:p>
          </table:table-cell>
          <table:table-cell table:style-name="ce7" table:formula="of:=[.C145]+([.D146]-[.E14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4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6]+[.$B$1]" office:value-type="float" office:value="1390" calcext:value-type="float">
            <text:p>1390</text:p>
          </table:table-cell>
          <table:table-cell table:style-name="ce5" table:formula="of:=[.C146]/[.$B$4]" office:value-type="string" office:string-value="" calcext:value-type="error">
            <text:p>#NAME?</text:p>
          </table:table-cell>
          <table:table-cell table:style-name="ce7" table:formula="of:=[.C146]+([.D147]-[.E14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4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7]+[.$B$1]" office:value-type="float" office:value="1400" calcext:value-type="float">
            <text:p>1400</text:p>
          </table:table-cell>
          <table:table-cell table:style-name="ce5" table:formula="of:=[.C147]/[.$B$4]" office:value-type="string" office:string-value="" calcext:value-type="error">
            <text:p>#NAME?</text:p>
          </table:table-cell>
          <table:table-cell table:style-name="ce7" table:formula="of:=[.C147]+([.D148]-[.E14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4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8]+[.$B$1]" office:value-type="float" office:value="1410" calcext:value-type="float">
            <text:p>1410</text:p>
          </table:table-cell>
          <table:table-cell table:style-name="ce5" table:formula="of:=[.C148]/[.$B$4]" office:value-type="string" office:string-value="" calcext:value-type="error">
            <text:p>#NAME?</text:p>
          </table:table-cell>
          <table:table-cell table:style-name="ce7" table:formula="of:=[.C148]+([.D149]-[.E14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4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49]+[.$B$1]" office:value-type="float" office:value="1420" calcext:value-type="float">
            <text:p>1420</text:p>
          </table:table-cell>
          <table:table-cell table:style-name="ce5" table:formula="of:=[.C149]/[.$B$4]" office:value-type="string" office:string-value="" calcext:value-type="error">
            <text:p>#NAME?</text:p>
          </table:table-cell>
          <table:table-cell table:style-name="ce7" table:formula="of:=[.C149]+([.D150]-[.E15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5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0]+[.$B$1]" office:value-type="float" office:value="1430" calcext:value-type="float">
            <text:p>1430</text:p>
          </table:table-cell>
          <table:table-cell table:style-name="ce5" table:formula="of:=[.C150]/[.$B$4]" office:value-type="string" office:string-value="" calcext:value-type="error">
            <text:p>#NAME?</text:p>
          </table:table-cell>
          <table:table-cell table:style-name="ce7" table:formula="of:=[.C150]+([.D151]-[.E15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5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1]+[.$B$1]" office:value-type="float" office:value="1440" calcext:value-type="float">
            <text:p>1440</text:p>
          </table:table-cell>
          <table:table-cell table:style-name="ce5" table:formula="of:=[.C151]/[.$B$4]" office:value-type="string" office:string-value="" calcext:value-type="error">
            <text:p>#NAME?</text:p>
          </table:table-cell>
          <table:table-cell table:style-name="ce7" table:formula="of:=[.C151]+([.D152]-[.E15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5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2]+[.$B$1]" office:value-type="float" office:value="1450" calcext:value-type="float">
            <text:p>1450</text:p>
          </table:table-cell>
          <table:table-cell table:style-name="ce5" table:formula="of:=[.C152]/[.$B$4]" office:value-type="string" office:string-value="" calcext:value-type="error">
            <text:p>#NAME?</text:p>
          </table:table-cell>
          <table:table-cell table:style-name="ce7" table:formula="of:=[.C152]+([.D153]-[.E15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5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3]+[.$B$1]" office:value-type="float" office:value="1460" calcext:value-type="float">
            <text:p>1460</text:p>
          </table:table-cell>
          <table:table-cell table:style-name="ce5" table:formula="of:=[.C153]/[.$B$4]" office:value-type="string" office:string-value="" calcext:value-type="error">
            <text:p>#NAME?</text:p>
          </table:table-cell>
          <table:table-cell table:style-name="ce7" table:formula="of:=[.C153]+([.D154]-[.E15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5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4]+[.$B$1]" office:value-type="float" office:value="1470" calcext:value-type="float">
            <text:p>1470</text:p>
          </table:table-cell>
          <table:table-cell table:style-name="ce5" table:formula="of:=[.C154]/[.$B$4]" office:value-type="string" office:string-value="" calcext:value-type="error">
            <text:p>#NAME?</text:p>
          </table:table-cell>
          <table:table-cell table:style-name="ce7" table:formula="of:=[.C154]+([.D155]-[.E15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5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5]+[.$B$1]" office:value-type="float" office:value="1480" calcext:value-type="float">
            <text:p>1480</text:p>
          </table:table-cell>
          <table:table-cell table:style-name="ce5" table:formula="of:=[.C155]/[.$B$4]" office:value-type="string" office:string-value="" calcext:value-type="error">
            <text:p>#NAME?</text:p>
          </table:table-cell>
          <table:table-cell table:style-name="ce7" table:formula="of:=[.C155]+([.D156]-[.E15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5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6]+[.$B$1]" office:value-type="float" office:value="1490" calcext:value-type="float">
            <text:p>1490</text:p>
          </table:table-cell>
          <table:table-cell table:style-name="ce5" table:formula="of:=[.C156]/[.$B$4]" office:value-type="string" office:string-value="" calcext:value-type="error">
            <text:p>#NAME?</text:p>
          </table:table-cell>
          <table:table-cell table:style-name="ce7" table:formula="of:=[.C156]+([.D157]-[.E15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5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7]+[.$B$1]" office:value-type="float" office:value="1500" calcext:value-type="float">
            <text:p>1500</text:p>
          </table:table-cell>
          <table:table-cell table:style-name="ce5" table:formula="of:=[.C157]/[.$B$4]" office:value-type="string" office:string-value="" calcext:value-type="error">
            <text:p>#NAME?</text:p>
          </table:table-cell>
          <table:table-cell table:style-name="ce7" table:formula="of:=[.C157]+([.D158]-[.E15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5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8]+[.$B$1]" office:value-type="float" office:value="1510" calcext:value-type="float">
            <text:p>1510</text:p>
          </table:table-cell>
          <table:table-cell table:style-name="ce5" table:formula="of:=[.C158]/[.$B$4]" office:value-type="string" office:string-value="" calcext:value-type="error">
            <text:p>#NAME?</text:p>
          </table:table-cell>
          <table:table-cell table:style-name="ce7" table:formula="of:=[.C158]+([.D159]-[.E15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5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59]+[.$B$1]" office:value-type="float" office:value="1520" calcext:value-type="float">
            <text:p>1520</text:p>
          </table:table-cell>
          <table:table-cell table:style-name="ce5" table:formula="of:=[.C159]/[.$B$4]" office:value-type="string" office:string-value="" calcext:value-type="error">
            <text:p>#NAME?</text:p>
          </table:table-cell>
          <table:table-cell table:style-name="ce7" table:formula="of:=[.C159]+([.D160]-[.E16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6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0]+[.$B$1]" office:value-type="float" office:value="1530" calcext:value-type="float">
            <text:p>1530</text:p>
          </table:table-cell>
          <table:table-cell table:style-name="ce5" table:formula="of:=[.C160]/[.$B$4]" office:value-type="string" office:string-value="" calcext:value-type="error">
            <text:p>#NAME?</text:p>
          </table:table-cell>
          <table:table-cell table:style-name="ce7" table:formula="of:=[.C160]+([.D161]-[.E16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6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1]+[.$B$1]" office:value-type="float" office:value="1540" calcext:value-type="float">
            <text:p>1540</text:p>
          </table:table-cell>
          <table:table-cell table:style-name="ce5" table:formula="of:=[.C161]/[.$B$4]" office:value-type="string" office:string-value="" calcext:value-type="error">
            <text:p>#NAME?</text:p>
          </table:table-cell>
          <table:table-cell table:style-name="ce7" table:formula="of:=[.C161]+([.D162]-[.E16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6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2]+[.$B$1]" office:value-type="float" office:value="1550" calcext:value-type="float">
            <text:p>1550</text:p>
          </table:table-cell>
          <table:table-cell table:style-name="ce5" table:formula="of:=[.C162]/[.$B$4]" office:value-type="string" office:string-value="" calcext:value-type="error">
            <text:p>#NAME?</text:p>
          </table:table-cell>
          <table:table-cell table:style-name="ce7" table:formula="of:=[.C162]+([.D163]-[.E16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6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3]+[.$B$1]" office:value-type="float" office:value="1560" calcext:value-type="float">
            <text:p>1560</text:p>
          </table:table-cell>
          <table:table-cell table:style-name="ce5" table:formula="of:=[.C163]/[.$B$4]" office:value-type="string" office:string-value="" calcext:value-type="error">
            <text:p>#NAME?</text:p>
          </table:table-cell>
          <table:table-cell table:style-name="ce7" table:formula="of:=[.C163]+([.D164]-[.E16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6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4]+[.$B$1]" office:value-type="float" office:value="1570" calcext:value-type="float">
            <text:p>1570</text:p>
          </table:table-cell>
          <table:table-cell table:style-name="ce5" table:formula="of:=[.C164]/[.$B$4]" office:value-type="string" office:string-value="" calcext:value-type="error">
            <text:p>#NAME?</text:p>
          </table:table-cell>
          <table:table-cell table:style-name="ce7" table:formula="of:=[.C164]+([.D165]-[.E16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6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5]+[.$B$1]" office:value-type="float" office:value="1580" calcext:value-type="float">
            <text:p>1580</text:p>
          </table:table-cell>
          <table:table-cell table:style-name="ce5" table:formula="of:=[.C165]/[.$B$4]" office:value-type="string" office:string-value="" calcext:value-type="error">
            <text:p>#NAME?</text:p>
          </table:table-cell>
          <table:table-cell table:style-name="ce7" table:formula="of:=[.C165]+([.D166]-[.E16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6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6]+[.$B$1]" office:value-type="float" office:value="1590" calcext:value-type="float">
            <text:p>1590</text:p>
          </table:table-cell>
          <table:table-cell table:style-name="ce5" table:formula="of:=[.C166]/[.$B$4]" office:value-type="string" office:string-value="" calcext:value-type="error">
            <text:p>#NAME?</text:p>
          </table:table-cell>
          <table:table-cell table:style-name="ce7" table:formula="of:=[.C166]+([.D167]-[.E16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6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7]+[.$B$1]" office:value-type="float" office:value="1600" calcext:value-type="float">
            <text:p>1600</text:p>
          </table:table-cell>
          <table:table-cell table:style-name="ce5" table:formula="of:=[.C167]/[.$B$4]" office:value-type="string" office:string-value="" calcext:value-type="error">
            <text:p>#NAME?</text:p>
          </table:table-cell>
          <table:table-cell table:style-name="ce7" table:formula="of:=[.C167]+([.D168]-[.E16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6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8]+[.$B$1]" office:value-type="float" office:value="1610" calcext:value-type="float">
            <text:p>1610</text:p>
          </table:table-cell>
          <table:table-cell table:style-name="ce5" table:formula="of:=[.C168]/[.$B$4]" office:value-type="string" office:string-value="" calcext:value-type="error">
            <text:p>#NAME?</text:p>
          </table:table-cell>
          <table:table-cell table:style-name="ce7" table:formula="of:=[.C168]+([.D169]-[.E16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6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69]+[.$B$1]" office:value-type="float" office:value="1620" calcext:value-type="float">
            <text:p>1620</text:p>
          </table:table-cell>
          <table:table-cell table:style-name="ce5" table:formula="of:=[.C169]/[.$B$4]" office:value-type="string" office:string-value="" calcext:value-type="error">
            <text:p>#NAME?</text:p>
          </table:table-cell>
          <table:table-cell table:style-name="ce7" table:formula="of:=[.C169]+([.D170]-[.E17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7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0]+[.$B$1]" office:value-type="float" office:value="1630" calcext:value-type="float">
            <text:p>1630</text:p>
          </table:table-cell>
          <table:table-cell table:style-name="ce5" table:formula="of:=[.C170]/[.$B$4]" office:value-type="string" office:string-value="" calcext:value-type="error">
            <text:p>#NAME?</text:p>
          </table:table-cell>
          <table:table-cell table:style-name="ce7" table:formula="of:=[.C170]+([.D171]-[.E17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7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1]+[.$B$1]" office:value-type="float" office:value="1640" calcext:value-type="float">
            <text:p>1640</text:p>
          </table:table-cell>
          <table:table-cell table:style-name="ce5" table:formula="of:=[.C171]/[.$B$4]" office:value-type="string" office:string-value="" calcext:value-type="error">
            <text:p>#NAME?</text:p>
          </table:table-cell>
          <table:table-cell table:style-name="ce7" table:formula="of:=[.C171]+([.D172]-[.E17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7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2]+[.$B$1]" office:value-type="float" office:value="1650" calcext:value-type="float">
            <text:p>1650</text:p>
          </table:table-cell>
          <table:table-cell table:style-name="ce5" table:formula="of:=[.C172]/[.$B$4]" office:value-type="string" office:string-value="" calcext:value-type="error">
            <text:p>#NAME?</text:p>
          </table:table-cell>
          <table:table-cell table:style-name="ce7" table:formula="of:=[.C172]+([.D173]-[.E17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7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3]+[.$B$1]" office:value-type="float" office:value="1660" calcext:value-type="float">
            <text:p>1660</text:p>
          </table:table-cell>
          <table:table-cell table:style-name="ce5" table:formula="of:=[.C173]/[.$B$4]" office:value-type="string" office:string-value="" calcext:value-type="error">
            <text:p>#NAME?</text:p>
          </table:table-cell>
          <table:table-cell table:style-name="ce7" table:formula="of:=[.C173]+([.D174]-[.E17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7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4]+[.$B$1]" office:value-type="float" office:value="1670" calcext:value-type="float">
            <text:p>1670</text:p>
          </table:table-cell>
          <table:table-cell table:style-name="ce5" table:formula="of:=[.C174]/[.$B$4]" office:value-type="string" office:string-value="" calcext:value-type="error">
            <text:p>#NAME?</text:p>
          </table:table-cell>
          <table:table-cell table:style-name="ce7" table:formula="of:=[.C174]+([.D175]-[.E17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7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5]+[.$B$1]" office:value-type="float" office:value="1680" calcext:value-type="float">
            <text:p>1680</text:p>
          </table:table-cell>
          <table:table-cell table:style-name="ce5" table:formula="of:=[.C175]/[.$B$4]" office:value-type="string" office:string-value="" calcext:value-type="error">
            <text:p>#NAME?</text:p>
          </table:table-cell>
          <table:table-cell table:style-name="ce7" table:formula="of:=[.C175]+([.D176]-[.E17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7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6]+[.$B$1]" office:value-type="float" office:value="1690" calcext:value-type="float">
            <text:p>1690</text:p>
          </table:table-cell>
          <table:table-cell table:style-name="ce5" table:formula="of:=[.C176]/[.$B$4]" office:value-type="string" office:string-value="" calcext:value-type="error">
            <text:p>#NAME?</text:p>
          </table:table-cell>
          <table:table-cell table:style-name="ce7" table:formula="of:=[.C176]+([.D177]-[.E17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7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7]+[.$B$1]" office:value-type="float" office:value="1700" calcext:value-type="float">
            <text:p>1700</text:p>
          </table:table-cell>
          <table:table-cell table:style-name="ce5" table:formula="of:=[.C177]/[.$B$4]" office:value-type="string" office:string-value="" calcext:value-type="error">
            <text:p>#NAME?</text:p>
          </table:table-cell>
          <table:table-cell table:style-name="ce7" table:formula="of:=[.C177]+([.D178]-[.E17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7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8]+[.$B$1]" office:value-type="float" office:value="1710" calcext:value-type="float">
            <text:p>1710</text:p>
          </table:table-cell>
          <table:table-cell table:style-name="ce5" table:formula="of:=[.C178]/[.$B$4]" office:value-type="string" office:string-value="" calcext:value-type="error">
            <text:p>#NAME?</text:p>
          </table:table-cell>
          <table:table-cell table:style-name="ce7" table:formula="of:=[.C178]+([.D179]-[.E17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7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79]+[.$B$1]" office:value-type="float" office:value="1720" calcext:value-type="float">
            <text:p>1720</text:p>
          </table:table-cell>
          <table:table-cell table:style-name="ce5" table:formula="of:=[.C179]/[.$B$4]" office:value-type="string" office:string-value="" calcext:value-type="error">
            <text:p>#NAME?</text:p>
          </table:table-cell>
          <table:table-cell table:style-name="ce7" table:formula="of:=[.C179]+([.D180]-[.E18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8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0]+[.$B$1]" office:value-type="float" office:value="1730" calcext:value-type="float">
            <text:p>1730</text:p>
          </table:table-cell>
          <table:table-cell table:style-name="ce5" table:formula="of:=[.C180]/[.$B$4]" office:value-type="string" office:string-value="" calcext:value-type="error">
            <text:p>#NAME?</text:p>
          </table:table-cell>
          <table:table-cell table:style-name="ce7" table:formula="of:=[.C180]+([.D181]-[.E18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8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1]+[.$B$1]" office:value-type="float" office:value="1740" calcext:value-type="float">
            <text:p>1740</text:p>
          </table:table-cell>
          <table:table-cell table:style-name="ce5" table:formula="of:=[.C181]/[.$B$4]" office:value-type="string" office:string-value="" calcext:value-type="error">
            <text:p>#NAME?</text:p>
          </table:table-cell>
          <table:table-cell table:style-name="ce7" table:formula="of:=[.C181]+([.D182]-[.E18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8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2]+[.$B$1]" office:value-type="float" office:value="1750" calcext:value-type="float">
            <text:p>1750</text:p>
          </table:table-cell>
          <table:table-cell table:style-name="ce5" table:formula="of:=[.C182]/[.$B$4]" office:value-type="string" office:string-value="" calcext:value-type="error">
            <text:p>#NAME?</text:p>
          </table:table-cell>
          <table:table-cell table:style-name="ce7" table:formula="of:=[.C182]+([.D183]-[.E18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8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3]+[.$B$1]" office:value-type="float" office:value="1760" calcext:value-type="float">
            <text:p>1760</text:p>
          </table:table-cell>
          <table:table-cell table:style-name="ce5" table:formula="of:=[.C183]/[.$B$4]" office:value-type="string" office:string-value="" calcext:value-type="error">
            <text:p>#NAME?</text:p>
          </table:table-cell>
          <table:table-cell table:style-name="ce7" table:formula="of:=[.C183]+([.D184]-[.E18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8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4]+[.$B$1]" office:value-type="float" office:value="1770" calcext:value-type="float">
            <text:p>1770</text:p>
          </table:table-cell>
          <table:table-cell table:style-name="ce5" table:formula="of:=[.C184]/[.$B$4]" office:value-type="string" office:string-value="" calcext:value-type="error">
            <text:p>#NAME?</text:p>
          </table:table-cell>
          <table:table-cell table:style-name="ce7" table:formula="of:=[.C184]+([.D185]-[.E18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8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5]+[.$B$1]" office:value-type="float" office:value="1780" calcext:value-type="float">
            <text:p>1780</text:p>
          </table:table-cell>
          <table:table-cell table:style-name="ce5" table:formula="of:=[.C185]/[.$B$4]" office:value-type="string" office:string-value="" calcext:value-type="error">
            <text:p>#NAME?</text:p>
          </table:table-cell>
          <table:table-cell table:style-name="ce7" table:formula="of:=[.C185]+([.D186]-[.E18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8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6]+[.$B$1]" office:value-type="float" office:value="1790" calcext:value-type="float">
            <text:p>1790</text:p>
          </table:table-cell>
          <table:table-cell table:style-name="ce5" table:formula="of:=[.C186]/[.$B$4]" office:value-type="string" office:string-value="" calcext:value-type="error">
            <text:p>#NAME?</text:p>
          </table:table-cell>
          <table:table-cell table:style-name="ce7" table:formula="of:=[.C186]+([.D187]-[.E18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8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7]+[.$B$1]" office:value-type="float" office:value="1800" calcext:value-type="float">
            <text:p>1800</text:p>
          </table:table-cell>
          <table:table-cell table:style-name="ce5" table:formula="of:=[.C187]/[.$B$4]" office:value-type="string" office:string-value="" calcext:value-type="error">
            <text:p>#NAME?</text:p>
          </table:table-cell>
          <table:table-cell table:style-name="ce7" table:formula="of:=[.C187]+([.D188]-[.E18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8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8]+[.$B$1]" office:value-type="float" office:value="1810" calcext:value-type="float">
            <text:p>1810</text:p>
          </table:table-cell>
          <table:table-cell table:style-name="ce5" table:formula="of:=[.C188]/[.$B$4]" office:value-type="string" office:string-value="" calcext:value-type="error">
            <text:p>#NAME?</text:p>
          </table:table-cell>
          <table:table-cell table:style-name="ce7" table:formula="of:=[.C188]+([.D189]-[.E18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8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89]+[.$B$1]" office:value-type="float" office:value="1820" calcext:value-type="float">
            <text:p>1820</text:p>
          </table:table-cell>
          <table:table-cell table:style-name="ce5" table:formula="of:=[.C189]/[.$B$4]" office:value-type="string" office:string-value="" calcext:value-type="error">
            <text:p>#NAME?</text:p>
          </table:table-cell>
          <table:table-cell table:style-name="ce7" table:formula="of:=[.C189]+([.D190]-[.E19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9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0]+[.$B$1]" office:value-type="float" office:value="1830" calcext:value-type="float">
            <text:p>1830</text:p>
          </table:table-cell>
          <table:table-cell table:style-name="ce5" table:formula="of:=[.C190]/[.$B$4]" office:value-type="string" office:string-value="" calcext:value-type="error">
            <text:p>#NAME?</text:p>
          </table:table-cell>
          <table:table-cell table:style-name="ce7" table:formula="of:=[.C190]+([.D191]-[.E19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9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1]+[.$B$1]" office:value-type="float" office:value="1840" calcext:value-type="float">
            <text:p>1840</text:p>
          </table:table-cell>
          <table:table-cell table:style-name="ce5" table:formula="of:=[.C191]/[.$B$4]" office:value-type="string" office:string-value="" calcext:value-type="error">
            <text:p>#NAME?</text:p>
          </table:table-cell>
          <table:table-cell table:style-name="ce7" table:formula="of:=[.C191]+([.D192]-[.E19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9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2]+[.$B$1]" office:value-type="float" office:value="1850" calcext:value-type="float">
            <text:p>1850</text:p>
          </table:table-cell>
          <table:table-cell table:style-name="ce5" table:formula="of:=[.C192]/[.$B$4]" office:value-type="string" office:string-value="" calcext:value-type="error">
            <text:p>#NAME?</text:p>
          </table:table-cell>
          <table:table-cell table:style-name="ce7" table:formula="of:=[.C192]+([.D193]-[.E19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9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3]+[.$B$1]" office:value-type="float" office:value="1860" calcext:value-type="float">
            <text:p>1860</text:p>
          </table:table-cell>
          <table:table-cell table:style-name="ce5" table:formula="of:=[.C193]/[.$B$4]" office:value-type="string" office:string-value="" calcext:value-type="error">
            <text:p>#NAME?</text:p>
          </table:table-cell>
          <table:table-cell table:style-name="ce7" table:formula="of:=[.C193]+([.D194]-[.E19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9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4]+[.$B$1]" office:value-type="float" office:value="1870" calcext:value-type="float">
            <text:p>1870</text:p>
          </table:table-cell>
          <table:table-cell table:style-name="ce5" table:formula="of:=[.C194]/[.$B$4]" office:value-type="string" office:string-value="" calcext:value-type="error">
            <text:p>#NAME?</text:p>
          </table:table-cell>
          <table:table-cell table:style-name="ce7" table:formula="of:=[.C194]+([.D195]-[.E19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9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5]+[.$B$1]" office:value-type="float" office:value="1880" calcext:value-type="float">
            <text:p>1880</text:p>
          </table:table-cell>
          <table:table-cell table:style-name="ce5" table:formula="of:=[.C195]/[.$B$4]" office:value-type="string" office:string-value="" calcext:value-type="error">
            <text:p>#NAME?</text:p>
          </table:table-cell>
          <table:table-cell table:style-name="ce7" table:formula="of:=[.C195]+([.D196]-[.E19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9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6]+[.$B$1]" office:value-type="float" office:value="1890" calcext:value-type="float">
            <text:p>1890</text:p>
          </table:table-cell>
          <table:table-cell table:style-name="ce5" table:formula="of:=[.C196]/[.$B$4]" office:value-type="string" office:string-value="" calcext:value-type="error">
            <text:p>#NAME?</text:p>
          </table:table-cell>
          <table:table-cell table:style-name="ce7" table:formula="of:=[.C196]+([.D197]-[.E19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9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7]+[.$B$1]" office:value-type="float" office:value="1900" calcext:value-type="float">
            <text:p>1900</text:p>
          </table:table-cell>
          <table:table-cell table:style-name="ce5" table:formula="of:=[.C197]/[.$B$4]" office:value-type="string" office:string-value="" calcext:value-type="error">
            <text:p>#NAME?</text:p>
          </table:table-cell>
          <table:table-cell table:style-name="ce7" table:formula="of:=[.C197]+([.D198]-[.E19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9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8]+[.$B$1]" office:value-type="float" office:value="1910" calcext:value-type="float">
            <text:p>1910</text:p>
          </table:table-cell>
          <table:table-cell table:style-name="ce5" table:formula="of:=[.C198]/[.$B$4]" office:value-type="string" office:string-value="" calcext:value-type="error">
            <text:p>#NAME?</text:p>
          </table:table-cell>
          <table:table-cell table:style-name="ce7" table:formula="of:=[.C198]+([.D199]-[.E19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19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199]+[.$B$1]" office:value-type="float" office:value="1920" calcext:value-type="float">
            <text:p>1920</text:p>
          </table:table-cell>
          <table:table-cell table:style-name="ce5" table:formula="of:=[.C199]/[.$B$4]" office:value-type="string" office:string-value="" calcext:value-type="error">
            <text:p>#NAME?</text:p>
          </table:table-cell>
          <table:table-cell table:style-name="ce7" table:formula="of:=[.C199]+([.D200]-[.E20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0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0]+[.$B$1]" office:value-type="float" office:value="1930" calcext:value-type="float">
            <text:p>1930</text:p>
          </table:table-cell>
          <table:table-cell table:style-name="ce5" table:formula="of:=[.C200]/[.$B$4]" office:value-type="string" office:string-value="" calcext:value-type="error">
            <text:p>#NAME?</text:p>
          </table:table-cell>
          <table:table-cell table:style-name="ce7" table:formula="of:=[.C200]+([.D201]-[.E20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0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1]+[.$B$1]" office:value-type="float" office:value="1940" calcext:value-type="float">
            <text:p>1940</text:p>
          </table:table-cell>
          <table:table-cell table:style-name="ce5" table:formula="of:=[.C201]/[.$B$4]" office:value-type="string" office:string-value="" calcext:value-type="error">
            <text:p>#NAME?</text:p>
          </table:table-cell>
          <table:table-cell table:style-name="ce7" table:formula="of:=[.C201]+([.D202]-[.E20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0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2]+[.$B$1]" office:value-type="float" office:value="1950" calcext:value-type="float">
            <text:p>1950</text:p>
          </table:table-cell>
          <table:table-cell table:style-name="ce5" table:formula="of:=[.C202]/[.$B$4]" office:value-type="string" office:string-value="" calcext:value-type="error">
            <text:p>#NAME?</text:p>
          </table:table-cell>
          <table:table-cell table:style-name="ce7" table:formula="of:=[.C202]+([.D203]-[.E203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03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3]+[.$B$1]" office:value-type="float" office:value="1960" calcext:value-type="float">
            <text:p>1960</text:p>
          </table:table-cell>
          <table:table-cell table:style-name="ce5" table:formula="of:=[.C203]/[.$B$4]" office:value-type="string" office:string-value="" calcext:value-type="error">
            <text:p>#NAME?</text:p>
          </table:table-cell>
          <table:table-cell table:style-name="ce7" table:formula="of:=[.C203]+([.D204]-[.E204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04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4]+[.$B$1]" office:value-type="float" office:value="1970" calcext:value-type="float">
            <text:p>1970</text:p>
          </table:table-cell>
          <table:table-cell table:style-name="ce5" table:formula="of:=[.C204]/[.$B$4]" office:value-type="string" office:string-value="" calcext:value-type="error">
            <text:p>#NAME?</text:p>
          </table:table-cell>
          <table:table-cell table:style-name="ce7" table:formula="of:=[.C204]+([.D205]-[.E205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05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5]+[.$B$1]" office:value-type="float" office:value="1980" calcext:value-type="float">
            <text:p>1980</text:p>
          </table:table-cell>
          <table:table-cell table:style-name="ce5" table:formula="of:=[.C205]/[.$B$4]" office:value-type="string" office:string-value="" calcext:value-type="error">
            <text:p>#NAME?</text:p>
          </table:table-cell>
          <table:table-cell table:style-name="ce7" table:formula="of:=[.C205]+([.D206]-[.E206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06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6]+[.$B$1]" office:value-type="float" office:value="1990" calcext:value-type="float">
            <text:p>1990</text:p>
          </table:table-cell>
          <table:table-cell table:style-name="ce5" table:formula="of:=[.C206]/[.$B$4]" office:value-type="string" office:string-value="" calcext:value-type="error">
            <text:p>#NAME?</text:p>
          </table:table-cell>
          <table:table-cell table:style-name="ce7" table:formula="of:=[.C206]+([.D207]-[.E207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07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7]+[.$B$1]" office:value-type="float" office:value="2000" calcext:value-type="float">
            <text:p>2000</text:p>
          </table:table-cell>
          <table:table-cell table:style-name="ce5" table:formula="of:=[.C207]/[.$B$4]" office:value-type="string" office:string-value="" calcext:value-type="error">
            <text:p>#NAME?</text:p>
          </table:table-cell>
          <table:table-cell table:style-name="ce7" table:formula="of:=[.C207]+([.D208]-[.E208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08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8]+[.$B$1]" office:value-type="float" office:value="2010" calcext:value-type="float">
            <text:p>2010</text:p>
          </table:table-cell>
          <table:table-cell table:style-name="ce5" table:formula="of:=[.C208]/[.$B$4]" office:value-type="string" office:string-value="" calcext:value-type="error">
            <text:p>#NAME?</text:p>
          </table:table-cell>
          <table:table-cell table:style-name="ce7" table:formula="of:=[.C208]+([.D209]-[.E209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09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09]+[.$B$1]" office:value-type="float" office:value="2020" calcext:value-type="float">
            <text:p>2020</text:p>
          </table:table-cell>
          <table:table-cell table:style-name="ce5" table:formula="of:=[.C209]/[.$B$4]" office:value-type="string" office:string-value="" calcext:value-type="error">
            <text:p>#NAME?</text:p>
          </table:table-cell>
          <table:table-cell table:style-name="ce7" table:formula="of:=[.C209]+([.D210]-[.E210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10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10]+[.$B$1]" office:value-type="float" office:value="2030" calcext:value-type="float">
            <text:p>2030</text:p>
          </table:table-cell>
          <table:table-cell table:style-name="ce5" table:formula="of:=[.C210]/[.$B$4]" office:value-type="string" office:string-value="" calcext:value-type="error">
            <text:p>#NAME?</text:p>
          </table:table-cell>
          <table:table-cell table:style-name="ce7" table:formula="of:=[.C210]+([.D211]-[.E211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11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1">
          <table:table-cell table:style-name="ce3" table:formula="of:=[.A211]+[.$B$1]" office:value-type="float" office:value="2040" calcext:value-type="float">
            <text:p>2040</text:p>
          </table:table-cell>
          <table:table-cell table:style-name="ce5" table:formula="of:=[.C211]/[.$B$4]" office:value-type="string" office:string-value="" calcext:value-type="error">
            <text:p>#NAME?</text:p>
          </table:table-cell>
          <table:table-cell table:style-name="ce7" table:formula="of:=[.C211]+([.D212]-[.E212])*[.$B$1]*31400000" office:value-type="string" office:string-value="" calcext:value-type="error">
            <text:p>#NAME?</text:p>
          </table:table-cell>
          <table:table-cell table:style-name="ce3" table:formula="of:=[.$B$3]*(1-[.$F$1])/4" office:value-type="float" office:value="236.25" calcext:value-type="float">
            <text:p>236.25</text:p>
          </table:table-cell>
          <table:table-cell table:style-name="ce7" table:formula="of:=[.$F$2]*[.$F$3]*pow([.B212];4)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2" table:number-rows-repeated="10483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OpenSans" svg:font-family="OpenSans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791cm" svg:height="14.34cm" xlink:href=".." xlink:type="simple" chart:class="chart:line" chart:style-name="ch1">
        <chart:legend chart:legend-position="end" svg:x="15.96cm" svg:y="6.871cm" style:legend-expansion="high" chart:style-name="ch2"/>
        <chart:plot-area chart:style-name="ch3" table:cell-range-address="Tabellenblatt1.A6:Tabellenblatt1.B59" chart:data-source-has-labels="both" svg:x="1.455cm" svg:y="0.286cm" svg:width="14.11cm" svg:height="12.738cm">
          <chartooo:coordinate-region svg:x="2.262cm" svg:y="0.286cm" svg:width="13.162cm" svg:height="11.615cm"/>
          <chart:axis chart:dimension="x" chart:name="primary-x" chart:style-name="ch4" chartooo:axis-type="text">
            <chart:title svg:x="7.454cm" svg:y="13.311cm" chart:style-name="ch5">
              <text:p>Time/[Years]</text:p>
            </chart:title>
            <chart:categories table:cell-range-address="Tabellenblatt1.A8:Tabellenblatt1.A59"/>
          </chart:axis>
          <chart:axis chart:dimension="y" chart:name="primary-y" chart:style-name="ch6">
            <chart:title svg:x="0.451cm" svg:y="7.963cm" chart:style-name="ch7">
              <text:p>Temperature/[K]</text:p>
            </chart:title>
            <chart:grid chart:style-name="ch8" chart:class="major"/>
          </chart:axis>
          <chart:series chart:style-name="ch9" chart:values-cell-range-address="Tabellenblatt1.B8:Tabellenblatt1.B59" chart:label-cell-address="Tabellenblatt1.B6:Tabellenblatt1.B7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 [K]</text:p>
                <text:list>
                  <text:list-item>
                    <text:p>Temperature</text:p>
                  </text:list-item>
                  <text:list-item>
                    <text:p>[K]</text:p>
                  </text:list-item>
                </text:list>
                <draw:g>
                  <svg:desc>Tabellenblatt1.B6:Tabellenblatt1.B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nblatt1.A8:Tabellenblatt1.A59</svg:desc>
                </draw:g>
              </table:table-cell>
              <table:table-cell office:value-type="float" office:value="400">
                <text:p>400</text:p>
                <draw:g>
                  <svg:desc>Tabellenblatt1.B8:Tabellenblatt1.B5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